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930000009FF076306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Tabela3" style:family="table">
      <style:table-properties style:width="16.695cm" fo:margin-left="-0.102cm" fo:margin-top="0cm" fo:margin-bottom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1.746cm"/>
    </style:style>
    <style:style style:name="Tabela3.B" style:family="table-column">
      <style:table-column-properties style:column-width="4.443cm"/>
    </style:style>
    <style:style style:name="Tabela3.C" style:family="table-column">
      <style:table-column-properties style:column-width="4.921cm"/>
    </style:style>
    <style:style style:name="Tabela3.D" style:family="table-column">
      <style:table-column-properties style:column-width="1.483cm"/>
    </style:style>
    <style:style style:name="Tabela3.E" style:family="table-column">
      <style:table-column-properties style:column-width="1.697cm"/>
    </style:style>
    <style:style style:name="Tabela3.F" style:family="table-column">
      <style:table-column-properties style:column-width="0.815cm"/>
    </style:style>
    <style:style style:name="Tabela3.G" style:family="table-column">
      <style:table-column-properties style:column-width="1.589cm"/>
    </style:style>
    <style:style style:name="Tabela3.1" style:family="table-row">
      <style:table-row-properties style:min-row-height="1.236cm" fo:keep-together="always"/>
    </style:style>
    <style:style style:name="Tabela3.A1" style:family="table-cell">
      <style:table-cell-properties style:vertical-align="middle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F1" style:family="table-cell">
      <style:table-cell-properties style:vertical-align="middle" fo:padding-left="0.049cm" fo:padding-right="0.049cm" fo:padding-top="0cm" fo:padding-bottom="0cm" fo:border="0.25pt solid #000000"/>
    </style:style>
    <style:style style:name="Tabela3.2" style:family="table-row">
      <style:table-row-properties style:min-row-height="0.452cm" fo:keep-together="always"/>
    </style:style>
    <style:style style:name="Tabela3.A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F2" style:family="table-cell" style:data-style-name="N0">
      <style:table-cell-properties style:vertical-align="bottom" fo:padding-left="0.049cm" fo:padding-right="0.049cm" fo:padding-top="0cm" fo:padding-bottom="0cm" fo:border-left="0.25pt solid #000000" fo:border-right="none" fo:border-top="0.25pt solid #000000" fo:border-bottom="0.25pt solid #000000"/>
    </style:style>
    <style:style style:name="Tabela3.G2" style:family="table-cell">
      <style:table-cell-properties style:vertical-align="bottom" fo:padding-left="0.049cm" fo:padding-right="0.049cm" fo:padding-top="0cm" fo:padding-bottom="0cm" fo:border="0.25pt solid #000000"/>
    </style:style>
    <style:style style:name="Tabela3.B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2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2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34" style:family="table-row">
      <style:table-row-properties style:min-row-height="0.452cm" fo:background-color="transparent" fo:keep-together="always">
        <style:background-image/>
      </style:table-row-properties>
    </style:style>
    <style:style style:name="Tabela3.A34" style:family="table-cell" style:data-style-name="N0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B34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C34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34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E34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G34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B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3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3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6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C46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D46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E46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none" fo:border-top="none" fo:border-bottom="0.25pt solid #000000" style:writing-mode="lr-tb">
        <style:background-image/>
      </style:table-cell-properties>
    </style:style>
    <style:style style:name="Tabela3.G46" style:family="table-cell">
      <style:table-cell-properties style:vertical-align="bottom" fo:background-color="transparent" fo:padding-left="0.049cm" fo:padding-right="0.049cm" fo:padding-top="0cm" fo:padding-bottom="0cm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ela3.B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4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4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5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5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6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6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7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7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8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8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8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8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8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3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3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4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4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5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5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6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6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7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7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A9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B9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8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8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9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9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9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99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99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0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0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0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00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00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0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0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0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01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01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Tabela3.B10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C10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D10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E102" style:family="table-cell">
      <style:table-cell-properties style:vertical-align="bottom" fo:padding-left="0.049cm" fo:padding-right="0.049cm" fo:padding-top="0cm" fo:padding-bottom="0cm" fo:border-left="0.25pt solid #000000" fo:border-right="none" fo:border-top="none" fo:border-bottom="0.25pt solid #000000"/>
    </style:style>
    <style:style style:name="Tabela3.G102" style:family="table-cell">
      <style:table-cell-properties style:vertical-align="bottom" fo:padding-left="0.049cm" fo:padding-right="0.049cm" fo:padding-top="0cm" fo:padding-bottom="0cm" fo:border-left="0.25pt solid #000000" fo:border-right="0.25pt solid #000000" fo:border-top="none" fo:border-bottom="0.2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1.249cm" style:auto-text-indent="false"/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P3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</style:style>
    <style:style style:name="P4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fo:color="#000000" loext:opacity="100%" style:font-name="Calibri" fo:font-size="11pt" style:font-size-asian="11pt" style:font-size-complex="11pt"/>
    </style:style>
    <style:style style:name="P5" style:family="paragraph" style:parent-style-name="Standard">
      <style:paragraph-properties fo:margin-left="-0.4cm" fo:margin-right="-0.499cm" fo:margin-top="0cm" fo:margin-bottom="0cm" style:contextual-spacing="false" fo:line-height="100%" fo:text-align="justify" style:justify-single-word="false" fo:text-indent="0cm" style:auto-text-indent="false">
        <style:tab-stops/>
      </style:paragraph-properties>
      <style:text-properties style:font-name="Calibri" fo:font-size="11pt" style:font-size-asian="11pt" style:font-size-complex="11pt"/>
    </style:style>
    <style:style style:name="P6" style:family="paragraph" style:parent-style-name="Standard">
      <style:paragraph-properties fo:margin-top="0cm" fo:margin-bottom="0cm" style:contextual-spacing="false"/>
      <style:text-properties style:font-name="Calibri" fo:font-size="11pt" style:font-size-asian="11pt" style:font-size-complex="11pt"/>
    </style:style>
    <style:style style:name="P7" style:family="paragraph" style:parent-style-name="Standard">
      <style:paragraph-properties fo:margin-top="0cm" fo:margin-bottom="0.353cm" style:contextual-spacing="false" fo:line-height="150%" fo:text-align="start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8" style:family="paragraph" style:parent-style-name="Standard">
      <style:paragraph-properties fo:margin-top="0cm" fo:margin-bottom="0.353cm" style:contextual-spacing="false" fo:line-height="150%" fo:text-align="center" style:justify-single-word="false">
        <style:tab-stops/>
      </style:paragraph-properties>
      <style:text-properties style:font-name="Calibri" fo:font-size="11pt" fo:font-weight="bold" style:font-size-asian="11pt" style:font-weight-asian="bold" style:font-size-complex="11pt"/>
    </style:style>
    <style:style style:name="P9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fo:color="#000000" loext:opacity="100%" style:font-name="Calibri" fo:font-size="11p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11" style:family="paragraph" style:parent-style-name="Table_20_Contents">
      <style:paragraph-properties fo:text-align="end" style:justify-single-word="false"/>
      <style:text-properties style:font-name="Calibri" fo:font-size="11pt" style:font-size-asian="11pt" style:font-size-complex="11pt"/>
    </style:style>
    <style:style style:name="P12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0e105f" officeooo:paragraph-rsid="000e105f" style:font-size-asian="11pt" style:font-size-complex="11pt"/>
    </style:style>
    <style:style style:name="P1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loext:opacity="100%" style:font-name="Calibri" fo:font-size="11pt" officeooo:rsid="001377b2" officeooo:paragraph-rsid="001377b2" style:font-size-asian="11pt" style:font-size-complex="11pt"/>
    </style:style>
    <style:style style:name="P14" style:family="paragraph" style:parent-style-name="Table_20_Contents">
      <style:paragraph-properties fo:text-align="end" style:justify-single-word="false"/>
      <style:text-properties style:font-name="Calibri" fo:font-size="11pt" officeooo:rsid="0021f53f" style:font-size-asian="11pt" style:font-size-complex="11pt"/>
    </style:style>
    <style:style style:name="P15" style:family="paragraph" style:parent-style-name="Table_20_Contents">
      <style:paragraph-properties fo:text-align="end" style:justify-single-word="false"/>
      <style:text-properties style:font-name="Calibri" fo:font-size="11pt" officeooo:paragraph-rsid="0021f53f" style:font-size-asian="11pt" style:font-size-complex="11pt"/>
    </style:style>
    <style:style style:name="P16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Calibri" fo:font-size="11pt" officeooo:rsid="00171760" officeooo:paragraph-rsid="00171760" style:font-size-asian="11pt" style:font-size-complex="11pt"/>
    </style:style>
    <style:style style:name="P17" style:family="paragraph" style:parent-style-name="Table_20_Contents">
      <style:paragraph-properties fo:margin-top="0cm" fo:margin-bottom="0.353cm" style:contextual-spacing="false" fo:text-align="center" style:justify-single-word="false"/>
      <style:text-properties style:font-name="Calibri" fo:font-size="11pt" officeooo:rsid="000e105f" officeooo:paragraph-rsid="002549e1" style:font-size-asian="11pt" style:font-size-complex="11pt"/>
    </style:style>
    <style:style style:name="P18" style:family="paragraph" style:parent-style-name="Table_20_Contents">
      <style:paragraph-properties fo:margin-left="0cm" fo:margin-right="0cm" fo:margin-top="0cm" fo:margin-bottom="0.353cm" style:contextual-spacing="false" fo:line-height="115%" fo:keep-together="auto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19" style:family="paragraph" style:parent-style-name="Table_20_Contents">
      <style:paragraph-properties fo:margin-left="0cm" fo:margin-right="0cm" fo:margin-top="0cm" fo:margin-bottom="0.353cm" style:contextual-spacing="false" fo:line-height="115%" fo:text-align="end" style:justify-single-word="false" fo:keep-together="auto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20" style:family="paragraph" style:parent-style-name="Table_20_Contents">
      <style:paragraph-properties fo:margin-left="0cm" fo:margin-right="0cm" fo:margin-top="0cm" fo:margin-bottom="0.353cm" style:contextual-spacing="false" fo:line-height="115%" fo:text-align="end" style:justify-single-word="false" fo:keep-together="auto" fo:text-indent="0cm" style:auto-text-indent="false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1pt" fo:letter-spacing="normal" fo:language="pt" fo:country="BR" fo:font-style="normal" style:text-underline-style="none" fo:font-weight="normal" officeooo:rsid="00224b6e" style:letter-kerning="false" fo:background-color="transparent" style:font-name-asian="Calibri1" style:font-size-asian="11pt" style:language-asian="en" style:country-asian="US" style:font-style-asian="normal" style:font-weight-asian="normal" style:font-name-complex="Tahoma1" style:font-size-complex="11pt" style:language-complex="ar" style:country-complex="SA" style:font-style-complex="normal" style:font-weight-complex="normal" style:text-emphasize="none" style:text-scale="100%" style:font-relief="none"/>
    </style:style>
    <style:style style:name="P21" style:family="paragraph" style:parent-style-name="Table_20_Contents">
      <style:paragraph-properties fo:text-align="end" style:justify-single-word="false"/>
      <style:text-properties style:font-name="Calibri" fo:font-size="11pt" officeooo:rsid="00224b6e" style:font-size-asian="11pt" style:font-size-complex="11pt"/>
    </style:style>
    <style:style style:name="P22" style:family="paragraph" style:parent-style-name="Table_20_Contents">
      <style:paragraph-properties fo:text-align="end" style:justify-single-word="false"/>
      <style:text-properties style:font-name="Calibri" fo:font-size="11pt" officeooo:rsid="002259e7" style:font-size-asian="11pt" style:font-size-complex="11pt"/>
    </style:style>
    <style:style style:name="P23" style:family="paragraph" style:parent-style-name="Table_20_Contents">
      <style:paragraph-properties fo:margin-left="0cm" fo:margin-right="0cm" fo:text-indent="0cm" style:auto-text-indent="false"/>
      <style:text-properties fo:color="#000000" loext:opacity="100%" style:font-name="Calibri" fo:font-size="11pt" officeooo:rsid="0019ac53" officeooo:paragraph-rsid="0019ac53" style:font-size-asian="11pt" style:font-size-complex="11pt"/>
    </style:style>
    <style:style style:name="P24" style:family="paragraph" style:parent-style-name="Table_20_Contents">
      <style:paragraph-properties fo:text-align="end" style:justify-single-word="false"/>
      <style:text-properties fo:color="#000000" loext:opacity="100%" style:font-name="Calibri" fo:font-size="11pt" style:font-size-asian="11pt" style:font-size-complex="11pt"/>
    </style:style>
    <style:style style:name="P25" style:family="paragraph" style:parent-style-name="Standard">
      <style:paragraph-properties fo:margin-top="0cm" fo:margin-bottom="0.353cm" style:contextual-spacing="false"/>
      <style:text-properties style:font-name="Calibri" fo:font-size="11pt" style:font-size-asian="11pt" style:font-size-complex="11pt"/>
    </style:style>
    <style:style style:name="T1" style:family="text">
      <style:text-properties style:font-name="Calibri" fo:font-size="11pt" fo:font-weight="bol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2" style:family="text">
      <style:text-properties style:font-name="Calibri" fo:font-size="11pt" fo:font-weight="bold" officeooo:rsid="00243a2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3" style:family="text">
      <style:text-properties style:font-name="Calibri" fo:font-size="11pt" fo:font-weight="bold" officeooo:rsid="001df041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4" style:family="text">
      <style:text-properties fo:color="#ff0000" loext:opacity="100%" style:font-name="Calibri" fo:font-size="11pt" fo:font-weight="bold" officeooo:rsid="001df041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5" style:family="text">
      <style:text-properties fo:color="#000000" loext:opacity="100%" style:font-name="Calibri" fo:font-size="11pt" fo:font-weight="bold" officeooo:rsid="00243a2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6" style:family="text">
      <style:text-properties style:use-window-font-color="true" loext:opacity="0%" style:font-name="Calibri" fo:font-size="11pt" fo:font-weight="bold" officeooo:rsid="001df041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7" style:family="text">
      <style:text-properties style:use-window-font-color="true" loext:opacity="0%" style:font-name="Calibri" fo:font-size="11pt" fo:font-weight="bold" officeooo:rsid="00243a2d" style:font-name-asian="Times New Roman2" style:font-size-asian="11pt" style:language-asian="pt" style:country-asian="BR" style:font-weight-asian="bold" style:font-name-complex="Times New Roman2" style:font-size-complex="11pt" style:font-weight-complex="bold"/>
    </style:style>
    <style:style style:name="T8" style:family="text">
      <style:text-properties fo:color="#000000" loext:opacity="100%" style:font-name="Calibri" fo:font-size="11pt" style:font-name-asian="Times New Roman2" style:font-size-asian="11pt" style:language-asian="pt" style:country-asian="BR" style:font-name-complex="Times New Roman2" style:font-size-complex="11pt"/>
    </style:style>
    <style:style style:name="T9" style:family="text">
      <style:text-properties fo:color="#000000" loext:opacity="100%" style:font-name="Calibri" fo:font-size="11pt" style:font-size-asian="11pt" style:font-size-complex="11pt"/>
    </style:style>
    <style:style style:name="T10" style:family="text">
      <style:text-properties fo:font-variant="normal" fo:text-transform="none" style:use-window-font-color="true" loext:opacity="0%" style:font-name="Calibri" fo:font-size="11pt" fo:letter-spacing="normal" fo:font-style="normal" fo:font-weight="normal" officeooo:rsid="001df041" style:font-size-asian="11pt" style:font-style-asian="normal" style:font-weight-asian="normal" style:font-size-complex="11pt"/>
    </style:style>
    <style:style style:name="T11" style:family="text">
      <style:text-properties fo:color="#00000a" loext:opacity="100%" style:font-name="Calibri" fo:font-size="11pt" style:font-size-asian="11pt" style:font-size-complex="11pt"/>
    </style:style>
    <style:style style:name="T12" style:family="text">
      <style:text-properties fo:color="#000000" loext:opacity="100%"/>
    </style:style>
    <style:style style:name="T13" style:family="text">
      <style:text-properties fo:color="#000000" loext:opacity="100%" style:font-name-asian="Times New Roman2" style:language-asian="pt" style:country-asian="BR" style:font-name-complex="Times New Roman2"/>
    </style:style>
    <style:style style:name="T14" style:family="text">
      <style:text-properties officeooo:rsid="0020c7c0"/>
    </style:style>
    <style:style style:name="T15" style:family="text">
      <style:text-properties officeooo:rsid="0021f53f"/>
    </style:style>
    <style:style style:name="T16" style:family="text">
      <style:text-properties officeooo:rsid="001377b2"/>
    </style:style>
    <style:style style:name="T17" style:family="text">
      <style:text-properties officeooo:rsid="002549e1"/>
    </style:style>
    <style:style style:name="T18" style:family="text">
      <style:text-properties officeooo:rsid="001a35bc"/>
    </style:style>
    <style:style style:name="T19" style:family="text">
      <style:text-properties officeooo:rsid="00224b6e"/>
    </style:style>
    <style:style style:name="T20" style:family="text">
      <style:text-properties officeooo:rsid="002259e7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Fonte_20_parág._20_padrão"><text:span text:style-name="T1">INSTRUÇÃO DE SERVIÇO N° </text:span></text:span><text:span text:style-name="Fonte_20_parág._20_padrão"><text:span text:style-name="T2">XXX</text:span></text:span><text:span text:style-name="Fonte_20_parág._20_padrão"><text:span text:style-name="T3">,</text:span></text:span><text:span text:style-name="Fonte_20_parág._20_padrão"><text:span text:style-name="T4"> </text:span></text:span><text:span text:style-name="Fonte_20_parág._20_padrão"><text:span text:style-name="T5">DE 02 DE JUNHO DE</text:span></text:span><text:span text:style-name="Fonte_20_parág._20_padrão"><text:span text:style-name="T6"> 202</text:span></text:span><text:span text:style-name="Fonte_20_parág._20_padrão"><text:span text:style-name="T7">5</text:span></text:span><text:span text:style-name="Fonte_20_parág._20_padrão"><text:span text:style-name="T1">.</text:span></text:span></text:p>
      <text:p text:style-name="P2"/>
      <text:p text:style-name="P3"><text:span text:style-name="Fonte_20_parág._20_padrão"><text:span text:style-name="T8">A PRÓ-REITORIA DE GESTÃO DE PESSOAS da Universidade Federal da Grande Dourados, no uso </text:span></text:span><text:span text:style-name="T9">de suas atribuições legais e considerando a Lei nº. 11.091/95 e a Lei 11.784/2008, o disposto na Resolução nº 085/2007 e nº 099/2008 do Conselho Universitário e o disposto no processo nº </text:span><text:span text:style-name="T10">23005.010361/2025-86</text:span><text:span text:style-name="T11">, </text:span><text:span text:style-name="T9">resolve:</text:span></text:p>
      <text:p text:style-name="P4"/>
      <text:p text:style-name="P5"><text:span text:style-name="T12">Conceder Progressão por Mérito Profissional aos servidores técnico-administrativos abaixo relacionados, da Fundação Universidade Federal da Grande Dourados, que </text:span><text:span text:style-name="T13">completaram o interstício de 12 meses e foram aprovados em avaliação de desempenho.</text:span></text:p>
      <text:p text:style-name="P6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row table:style-name="Tabela3.1">
          <table:table-cell table:style-name="Tabela3.A1" office:value-type="string">
            <text:p text:style-name="P7">Mat. SIAPE</text:p>
          </table:table-cell>
          <table:table-cell table:style-name="Tabela3.A1" office:value-type="string">
            <text:p text:style-name="P7">NOME</text:p>
          </table:table-cell>
          <table:table-cell table:style-name="Tabela3.A1" office:value-type="string">
            <text:p text:style-name="P7">CARGO</text:p>
          </table:table-cell>
          <table:table-cell table:style-name="Tabela3.A1" office:value-type="string">
            <text:p text:style-name="P8">Do Padrão</text:p>
          </table:table-cell>
          <table:table-cell table:style-name="Tabela3.A1" office:value-type="string">
            <text:p text:style-name="P8">Para <text:s/>Padrão</text:p>
          </table:table-cell>
          <table:table-cell table:style-name="Tabela3.F1" table:number-columns-spanned="2" office:value-type="string">
            <text:p text:style-name="P8">Data base</text:p>
          </table:table-cell>
          <table:covered-table-cell/>
        </table:table-row>
        <table:table-row table:style-name="Tabela3.2">
          <table:table-cell table:style-name="Tabela3.A2" office:value-type="float" office:value="1810778">
            <text:p text:style-name="P9">1810778</text:p>
          </table:table-cell>
          <table:table-cell table:style-name="Tabela3.B2" office:value-type="string">
            <text:p text:style-name="P10">Adriana Batista Penna Machado Aguer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" office:value-type="string">
            <text:p text:style-name="P11"><text:span text:style-name="T14">D - </text:span>11</text:p>
          </table:table-cell>
          <table:table-cell table:style-name="Tabela3.E2" office:value-type="string">
            <text:p text:style-name="P11"><text:span text:style-name="T15">D - </text:span>1<text:span text:style-name="T15">4</text:span></text:p>
          </table:table-cell>
          <table:table-cell table:style-name="Tabela3.F2" office:value-type="float" office:value="2">
            <text:p text:style-name="P11">2</text:p>
          </table:table-cell>
          <table:table-cell table:style-name="Tabela3.G2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3629">
            <text:p text:style-name="P9">1813629</text:p>
          </table:table-cell>
          <table:table-cell table:style-name="Tabela3.B2" office:value-type="string">
            <text:p text:style-name="P10">Adriana Vollkopf Curt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3" office:value-type="string">
            <text:p text:style-name="P11"><text:span text:style-name="T14">D - </text:span>12</text:p>
          </table:table-cell>
          <table:table-cell table:style-name="Tabela3.E3" office:value-type="string">
            <text:p text:style-name="P11"><text:span text:style-name="T15">D - </text:span>1<text:span text:style-name="T15">5</text:span></text:p>
          </table:table-cell>
          <table:table-cell table:style-name="Tabela3.A2" office:value-type="float" office:value="16">
            <text:p text:style-name="P11">16</text:p>
          </table:table-cell>
          <table:table-cell table:style-name="Tabela3.G3" office:value-type="string">
            <text:p text:style-name="P12">março/2025</text:p>
          </table:table-cell>
        </table:table-row>
        <table:table-row table:style-name="Tabela3.2">
          <table:table-cell table:style-name="Tabela3.A4" office:value-type="string">
            <text:p text:style-name="P13">3398217</text:p>
          </table:table-cell>
          <table:table-cell table:style-name="Tabela3.B2" office:value-type="string">
            <text:p text:style-name="P10">Adriano Amaral Neves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4" office:value-type="string">
            <text:p text:style-name="P11"><text:span text:style-name="T14">D - </text:span>1</text:p>
          </table:table-cell>
          <table:table-cell table:style-name="Tabela3.E4" office:value-type="string">
            <text:p text:style-name="P11"><text:span text:style-name="T15">D - </text:span>2</text:p>
          </table:table-cell>
          <table:table-cell table:style-name="Tabela3.A2" office:value-type="float" office:value="13">
            <text:p text:style-name="P11">13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144684">
            <text:p text:style-name="P9"><text:span text:style-name="T16">1</text:span>144684</text:p>
          </table:table-cell>
          <table:table-cell table:style-name="Tabela3.B2" office:value-type="string">
            <text:p text:style-name="P10">Ana Karoliny Teixeira da Cost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5" office:value-type="string">
            <text:p text:style-name="P11"><text:span text:style-name="T14">D - </text:span>6</text:p>
          </table:table-cell>
          <table:table-cell table:style-name="Tabela3.E5" office:value-type="string">
            <text:p text:style-name="P14">D - 8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2666691">
            <text:p text:style-name="P9">2666691</text:p>
          </table:table-cell>
          <table:table-cell table:style-name="Tabela3.B2" office:value-type="string">
            <text:p text:style-name="P10">Anderson Carlos <text:span text:style-name="T14">d</text:span>os Santos Barbosa</text:p>
          </table:table-cell>
          <table:table-cell table:style-name="Tabela3.C2" office:value-type="string">
            <text:p text:style-name="P10">Contador</text:p>
          </table:table-cell>
          <table:table-cell table:style-name="Tabela3.D6" office:value-type="string">
            <text:p text:style-name="P11"><text:span text:style-name="T14">E - </text:span>13</text:p>
          </table:table-cell>
          <table:table-cell table:style-name="Tabela3.E6" office:value-type="string">
            <text:p text:style-name="P11"><text:span text:style-name="T15">E - </text:span>1<text:span text:style-name="T15">6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5287">
            <text:p text:style-name="P9">1815287</text:p>
          </table:table-cell>
          <table:table-cell table:style-name="Tabela3.B2" office:value-type="string">
            <text:p text:style-name="P10">André Inocênci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7" office:value-type="string">
            <text:p text:style-name="P11"><text:span text:style-name="T14">D - </text:span>13</text:p>
          </table:table-cell>
          <table:table-cell table:style-name="Tabela3.E7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5829">
            <text:p text:style-name="P9">1815829</text:p>
          </table:table-cell>
          <table:table-cell table:style-name="Tabela3.B2" office:value-type="string">
            <text:p text:style-name="P10">Andreia Souza Shinzat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8" office:value-type="string">
            <text:p text:style-name="P11"><text:span text:style-name="T14">D - </text:span>12</text:p>
          </table:table-cell>
          <table:table-cell table:style-name="Tabela3.E8" office:value-type="string">
            <text:p text:style-name="P11"><text:span text:style-name="T15">D - </text:span>1<text:span text:style-name="T15">5</text:span>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2449825">
            <text:p text:style-name="P9">2449825</text:p>
          </table:table-cell>
          <table:table-cell table:style-name="Tabela3.B2" office:value-type="string">
            <text:p text:style-name="P10">Anna Katia Brizola Bonacina</text:p>
          </table:table-cell>
          <table:table-cell table:style-name="Tabela3.C2" office:value-type="string">
            <text:p text:style-name="P10">Auxiliar de Laboratório</text:p>
          </table:table-cell>
          <table:table-cell table:style-name="Tabela3.D9" office:value-type="string">
            <text:p text:style-name="P11"><text:span text:style-name="T14">B- </text:span>13</text:p>
          </table:table-cell>
          <table:table-cell table:style-name="Tabela3.E9" office:value-type="string">
            <text:p text:style-name="P11"><text:span text:style-name="T15">B - </text:span>1<text:span text:style-name="T15">6</text:span></text:p>
          </table:table-cell>
          <table:table-cell table:style-name="Tabela3.A2" office:value-type="float" office:value="15">
            <text:p text:style-name="P11">15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2219">
            <text:p text:style-name="P9">1812219</text:p>
          </table:table-cell>
          <table:table-cell table:style-name="Tabela3.B10" office:value-type="string">
            <text:p text:style-name="P10">Antonia Alair Maya</text:p>
          </table:table-cell>
          <table:table-cell table:style-name="Tabela3.C10" office:value-type="string">
            <text:p text:style-name="P10">Técnico em Enfermagem</text:p>
          </table:table-cell>
          <table:table-cell table:style-name="Tabela3.D10" office:value-type="string">
            <text:p text:style-name="P11"><text:span text:style-name="T14">D - </text:span>13</text:p>
          </table:table-cell>
          <table:table-cell table:style-name="Tabela3.E10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10">
            <text:p text:style-name="P11">10</text:p>
          </table:table-cell>
          <table:table-cell table:style-name="Tabela3.G10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1759">
            <text:p text:style-name="P9">1811759</text:p>
          </table:table-cell>
          <table:table-cell table:style-name="Tabela3.B2" office:value-type="string">
            <text:p text:style-name="P10">Babinton Luis Patias Trein</text:p>
          </table:table-cell>
          <table:table-cell table:style-name="Tabela3.C2" office:value-type="string">
            <text:p text:style-name="P10">Enfermeiro-Área</text:p>
          </table:table-cell>
          <table:table-cell table:style-name="Tabela3.D11" office:value-type="string">
            <text:p text:style-name="P11"><text:span text:style-name="T14">E - </text:span>13</text:p>
          </table:table-cell>
          <table:table-cell table:style-name="Tabela3.E11" office:value-type="string">
            <text:p text:style-name="P11"><text:span text:style-name="T15">E - </text:span>1<text:span text:style-name="T15">6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0262">
            <text:p text:style-name="P9">1810262</text:p>
          </table:table-cell>
          <table:table-cell table:style-name="Tabela3.B2" office:value-type="string">
            <text:p text:style-name="P10">Bruno Augusto da Silv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12" office:value-type="string">
            <text:p text:style-name="P11"><text:span text:style-name="T14">D - </text:span>13</text:p>
          </table:table-cell>
          <table:table-cell table:style-name="Tabela3.E12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2">março/2025</text:p>
          </table:table-cell>
        </table:table-row>
        <text:soft-page-break/>
        <table:table-row table:style-name="Tabela3.2">
          <table:table-cell table:style-name="Tabela3.A2" office:value-type="float" office:value="2058571">
            <text:p text:style-name="P9">2058571</text:p>
          </table:table-cell>
          <table:table-cell table:style-name="Tabela3.B2" office:value-type="string">
            <text:p text:style-name="P10">Camila Carvalho Faca</text:p>
          </table:table-cell>
          <table:table-cell table:style-name="Tabela3.C2" office:value-type="string">
            <text:p text:style-name="P10">Analista de Tecnologia da Informação</text:p>
          </table:table-cell>
          <table:table-cell table:style-name="Tabela3.D13" office:value-type="string">
            <text:p text:style-name="P11"><text:span text:style-name="T14">E - </text:span>11</text:p>
          </table:table-cell>
          <table:table-cell table:style-name="Tabela3.E13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09767">
            <text:p text:style-name="P9">1809767</text:p>
          </table:table-cell>
          <table:table-cell table:style-name="Tabela3.B2" office:value-type="string">
            <text:p text:style-name="P10">Carolina Duarte Figueir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14" office:value-type="string">
            <text:p text:style-name="P11"><text:span text:style-name="T14">D - </text:span>13</text:p>
          </table:table-cell>
          <table:table-cell table:style-name="Tabela3.E14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0980">
            <text:p text:style-name="P9">1810980</text:p>
          </table:table-cell>
          <table:table-cell table:style-name="Tabela3.B15" office:value-type="string">
            <text:p text:style-name="P10">Célio Franca de Lemos</text:p>
          </table:table-cell>
          <table:table-cell table:style-name="Tabela3.C15" office:value-type="string">
            <text:p text:style-name="P10">Técnico em Enfermagem</text:p>
          </table:table-cell>
          <table:table-cell table:style-name="Tabela3.D15" office:value-type="string">
            <text:p text:style-name="P11"><text:span text:style-name="T14">D - </text:span>11</text:p>
          </table:table-cell>
          <table:table-cell table:style-name="Tabela3.E15" office:value-type="string">
            <text:p text:style-name="P11"><text:span text:style-name="T15">D - </text:span>1<text:span text:style-name="T15">3</text:span>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15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09898">
            <text:p text:style-name="P9">1809898</text:p>
          </table:table-cell>
          <table:table-cell table:style-name="Tabela3.B2" office:value-type="string">
            <text:p text:style-name="P10">Cleber Rogerio de Sá Novai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16" office:value-type="string">
            <text:p text:style-name="P11"><text:span text:style-name="T14">D - </text:span>9</text:p>
          </table:table-cell>
          <table:table-cell table:style-name="Tabela3.E16" office:value-type="string">
            <text:p text:style-name="P11"><text:span text:style-name="T15">D - </text:span>10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2058853">
            <text:p text:style-name="P9">2058853</text:p>
          </table:table-cell>
          <table:table-cell table:style-name="Tabela3.B2" office:value-type="string">
            <text:p text:style-name="P10">Cledison José Goncalves</text:p>
          </table:table-cell>
          <table:table-cell table:style-name="Tabela3.C2" office:value-type="string">
            <text:p text:style-name="P10">Analista de Tecnologia da Informação</text:p>
          </table:table-cell>
          <table:table-cell table:style-name="Tabela3.D17" office:value-type="string">
            <text:p text:style-name="P11"><text:span text:style-name="T14">E - </text:span>11</text:p>
          </table:table-cell>
          <table:table-cell table:style-name="Tabela3.E17" office:value-type="string">
            <text:p text:style-name="P11"><text:span text:style-name="T15">E - </text:span>1<text:span text:style-name="T15">5</text:span>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1317">
            <text:p text:style-name="P9">1811317</text:p>
          </table:table-cell>
          <table:table-cell table:style-name="Tabela3.B2" office:value-type="string">
            <text:p text:style-name="P10"><text:span text:style-name="T14">D</text:span>aniel Betio Soar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18" office:value-type="string">
            <text:p text:style-name="P11"><text:span text:style-name="T14">D - </text:span>13</text:p>
          </table:table-cell>
          <table:table-cell table:style-name="Tabela3.E18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19" office:value-type="string">
            <text:p text:style-name="P16">1412731</text:p>
          </table:table-cell>
          <table:table-cell table:style-name="Tabela3.B2" office:value-type="string">
            <text:p text:style-name="P10"><text:span text:style-name="T14">D</text:span>aniel Ribeiro Lata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19" office:value-type="string">
            <text:p text:style-name="P11"><text:span text:style-name="T14">D - </text:span>1</text:p>
          </table:table-cell>
          <table:table-cell table:style-name="Tabela3.E19" office:value-type="string">
            <text:p text:style-name="P11"><text:span text:style-name="T15">D - </text:span>2</text:p>
          </table:table-cell>
          <table:table-cell table:style-name="Tabela3.A2" office:value-type="float" office:value="26">
            <text:p text:style-name="P11">26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6635">
            <text:p text:style-name="P9">1816635</text:p>
          </table:table-cell>
          <table:table-cell table:style-name="Tabela3.B2" office:value-type="string">
            <text:p text:style-name="P10"><text:span text:style-name="T14">D</text:span>anieli Zuntini Viscardi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20" office:value-type="string">
            <text:p text:style-name="P11"><text:span text:style-name="T14">D - </text:span>13</text:p>
          </table:table-cell>
          <table:table-cell table:style-name="Tabela3.E20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30">
            <text:p text:style-name="P11">30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2058549">
            <text:p text:style-name="P9">2058549</text:p>
          </table:table-cell>
          <table:table-cell table:style-name="Tabela3.B2" office:value-type="string">
            <text:p text:style-name="P10"><text:span text:style-name="T14">D</text:span>anielle Krummenacher de Medeiros Lachi</text:p>
          </table:table-cell>
          <table:table-cell table:style-name="Tabela3.C2" office:value-type="string">
            <text:p text:style-name="P10">Arquiteto <text:span text:style-name="T17">e</text:span> Urbanista</text:p>
          </table:table-cell>
          <table:table-cell table:style-name="Tabela3.D21" office:value-type="string">
            <text:p text:style-name="P11"><text:span text:style-name="T14">E - </text:span>11</text:p>
          </table:table-cell>
          <table:table-cell table:style-name="Tabela3.E21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2" office:value-type="string">
            <text:p text:style-name="P16">1376670</text:p>
          </table:table-cell>
          <table:table-cell table:style-name="Tabela3.B2" office:value-type="string">
            <text:p text:style-name="P10"><text:span text:style-name="T14">D</text:span>avi Augusto Fernandes de Souza</text:p>
          </table:table-cell>
          <table:table-cell table:style-name="Tabela3.C2" office:value-type="string">
            <text:p text:style-name="P10">Analista de Tecnologia da Informação</text:p>
          </table:table-cell>
          <table:table-cell table:style-name="Tabela3.D22" office:value-type="string">
            <text:p text:style-name="P11"><text:span text:style-name="T14">E - </text:span>1</text:p>
          </table:table-cell>
          <table:table-cell table:style-name="Tabela3.E22" office:value-type="string">
            <text:p text:style-name="P11"><text:span text:style-name="T15">E - </text:span>2</text:p>
          </table:table-cell>
          <table:table-cell table:style-name="Tabela3.A2" office:value-type="float" office:value="13">
            <text:p text:style-name="P11">13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09842">
            <text:p text:style-name="P9">1809842</text:p>
          </table:table-cell>
          <table:table-cell table:style-name="Tabela3.B2" office:value-type="string">
            <text:p text:style-name="P10">Eliana Paula Morale Zorzan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23" office:value-type="string">
            <text:p text:style-name="P11"><text:span text:style-name="T14">D - </text:span>13</text:p>
          </table:table-cell>
          <table:table-cell table:style-name="Tabela3.E23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2801559">
            <text:p text:style-name="P9">2801559</text:p>
          </table:table-cell>
          <table:table-cell table:style-name="Tabela3.B2" office:value-type="string">
            <text:p text:style-name="P10">Eliane <text:span text:style-name="T14">d</text:span>o Nasciment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4" office:value-type="string">
            <text:p text:style-name="P11"><text:span text:style-name="T14">D - </text:span>13</text:p>
          </table:table-cell>
          <table:table-cell table:style-name="Tabela3.E24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09573">
            <text:p text:style-name="P9">1809573</text:p>
          </table:table-cell>
          <table:table-cell table:style-name="Tabela3.B2" office:value-type="string">
            <text:p text:style-name="P10">Elisangela de Freitas Marques</text:p>
          </table:table-cell>
          <table:table-cell table:style-name="Tabela3.C2" office:value-type="string">
            <text:p text:style-name="P10">Auxiliar de Enfermagem</text:p>
          </table:table-cell>
          <table:table-cell table:style-name="Tabela3.D25" office:value-type="string">
            <text:p text:style-name="P11"><text:span text:style-name="T14">C - </text:span>13</text:p>
          </table:table-cell>
          <table:table-cell table:style-name="Tabela3.E25" office:value-type="string">
            <text:p text:style-name="P11"><text:span text:style-name="T15">C- </text:span>1<text:span text:style-name="T15">6</text:span>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" office:value-type="float" office:value="1815878">
            <text:p text:style-name="P9">1815878</text:p>
          </table:table-cell>
          <table:table-cell table:style-name="Tabela3.B2" office:value-type="string">
            <text:p text:style-name="P10">Elizabete Maria <text:span text:style-name="T14">d</text:span>os Santo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6" office:value-type="string">
            <text:p text:style-name="P11"><text:span text:style-name="T14">D - </text:span>11</text:p>
          </table:table-cell>
          <table:table-cell table:style-name="Tabela3.E26" office:value-type="string">
            <text:p text:style-name="P14">D - 14</text:p>
          </table:table-cell>
          <table:table-cell table:style-name="Tabela3.A2" office:value-type="float" office:value="25">
            <text:p text:style-name="P11">25</text:p>
          </table:table-cell>
          <table:table-cell table:style-name="Tabela3.G4" office:value-type="string">
            <text:p text:style-name="P12">março/2025</text:p>
          </table:table-cell>
        </table:table-row>
        <table:table-row table:style-name="Tabela3.2">
          <table:table-cell table:style-name="Tabela3.A27" office:value-type="string">
            <text:p text:style-name="P16">1078384</text:p>
          </table:table-cell>
          <table:table-cell table:style-name="Tabela3.B2" office:value-type="string">
            <text:p text:style-name="P10">Elton <text:span text:style-name="T14">D</text:span>anilo Benitez Estigarribia</text:p>
          </table:table-cell>
          <table:table-cell table:style-name="Tabela3.C2" office:value-type="string">
            <text:p text:style-name="P10">Engenheiro de Seg<text:span text:style-name="T18">urança</text:span> <text:span text:style-name="T17">d</text:span>o Trabalho</text:p>
          </table:table-cell>
          <table:table-cell table:style-name="Tabela3.D27" office:value-type="string">
            <text:p text:style-name="P11"><text:span text:style-name="T14">E - </text:span>1</text:p>
          </table:table-cell>
          <table:table-cell table:style-name="Tabela3.E27" office:value-type="string">
            <text:p text:style-name="P11"><text:span text:style-name="T15">E - </text:span>2</text:p>
          </table:table-cell>
          <table:table-cell table:style-name="Tabela3.A2" office:value-type="float" office:value="13">
            <text:p text:style-name="P11">13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304">
            <text:p text:style-name="P9">1811304</text:p>
          </table:table-cell>
          <table:table-cell table:style-name="Tabela3.B2" office:value-type="string">
            <text:p text:style-name="P10">Elton Servilha <text:span text:style-name="T14">d</text:span>os Santos</text:p>
          </table:table-cell>
          <table:table-cell table:style-name="Tabela3.C2" office:value-type="string">
            <text:p text:style-name="P10">Técnico em Contabilidade</text:p>
          </table:table-cell>
          <table:table-cell table:style-name="Tabela3.D28" office:value-type="string">
            <text:p text:style-name="P11"><text:span text:style-name="T14">D - </text:span>13</text:p>
          </table:table-cell>
          <table:table-cell table:style-name="Tabela3.E28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7">março/2025</text:p>
          </table:table-cell>
        </table:table-row>
        <text:soft-page-break/>
        <table:table-row table:style-name="Tabela3.2">
          <table:table-cell table:style-name="Tabela3.A2" office:value-type="float" office:value="1810863">
            <text:p text:style-name="P9">1810863</text:p>
          </table:table-cell>
          <table:table-cell table:style-name="Tabela3.B2" office:value-type="string">
            <text:p text:style-name="P10">Eudes Luís Nogueira Fari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29" office:value-type="string">
            <text:p text:style-name="P11"><text:span text:style-name="T14">D - </text:span>12</text:p>
          </table:table-cell>
          <table:table-cell table:style-name="Tabela3.E29" office:value-type="string">
            <text:p text:style-name="P14">D - 15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060069">
            <text:p text:style-name="P9">2060069</text:p>
          </table:table-cell>
          <table:table-cell table:style-name="Tabela3.B2" office:value-type="string">
            <text:p text:style-name="P10">Fabio Fernando Vieira da Silva</text:p>
          </table:table-cell>
          <table:table-cell table:style-name="Tabela3.C2" office:value-type="string">
            <text:p text:style-name="P10">Arquivista</text:p>
          </table:table-cell>
          <table:table-cell table:style-name="Tabela3.D30" office:value-type="string">
            <text:p text:style-name="P11"><text:span text:style-name="T14">E - </text:span>11</text:p>
          </table:table-cell>
          <table:table-cell table:style-name="Tabela3.E30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30">
            <text:p text:style-name="P11">30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2269">
            <text:p text:style-name="P9">1812269</text:p>
          </table:table-cell>
          <table:table-cell table:style-name="Tabela3.B2" office:value-type="string">
            <text:p text:style-name="P10">Fábio Rodrigues de Souza</text:p>
          </table:table-cell>
          <table:table-cell table:style-name="Tabela3.C2" office:value-type="string">
            <text:p text:style-name="P10">Técnico em Radiologia</text:p>
          </table:table-cell>
          <table:table-cell table:style-name="Tabela3.D31" office:value-type="string">
            <text:p text:style-name="P11"><text:span text:style-name="T14">D - </text:span>13</text:p>
          </table:table-cell>
          <table:table-cell table:style-name="Tabela3.E31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753523">
            <text:p text:style-name="P9">1753523</text:p>
          </table:table-cell>
          <table:table-cell table:style-name="Tabela3.B2" office:value-type="string">
            <text:p text:style-name="P10">Fernanda Ramos Langa</text:p>
          </table:table-cell>
          <table:table-cell table:style-name="Tabela3.C2" office:value-type="string">
            <text:p text:style-name="P10">Estat<text:span text:style-name="T18">í</text:span>stico</text:p>
          </table:table-cell>
          <table:table-cell table:style-name="Tabela3.D32" office:value-type="string">
            <text:p text:style-name="P11"><text:span text:style-name="T14">E - </text:span>11</text:p>
          </table:table-cell>
          <table:table-cell table:style-name="Tabela3.E32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18">
            <text:p text:style-name="P11">18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966185">
            <text:p text:style-name="P9">2966185</text:p>
          </table:table-cell>
          <table:table-cell table:style-name="Tabela3.B2" office:value-type="string">
            <text:p text:style-name="P10">Fernando Cezar Lisik Galvão</text:p>
          </table:table-cell>
          <table:table-cell table:style-name="Tabela3.C2" office:value-type="string">
            <text:p text:style-name="P10">Administrador</text:p>
          </table:table-cell>
          <table:table-cell table:style-name="Tabela3.D33" office:value-type="string">
            <text:p text:style-name="P11"><text:span text:style-name="T14">E - </text:span>11</text:p>
          </table:table-cell>
          <table:table-cell table:style-name="Tabela3.E33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34">
          <table:table-cell table:style-name="Tabela3.A34" office:value-type="float" office:value="1810860">
            <text:p text:style-name="P18">1810860</text:p>
          </table:table-cell>
          <table:table-cell table:style-name="Tabela3.B34" office:value-type="string">
            <text:p text:style-name="P18">Fernando Soares da Silva</text:p>
          </table:table-cell>
          <table:table-cell table:style-name="Tabela3.C34" office:value-type="string">
            <text:p text:style-name="P18">Economista</text:p>
          </table:table-cell>
          <table:table-cell table:style-name="Tabela3.D34" office:value-type="string">
            <text:p text:style-name="P19"><text:span text:style-name="T14">E - </text:span>13</text:p>
          </table:table-cell>
          <table:table-cell table:style-name="Tabela3.E34" office:value-type="string">
            <text:p text:style-name="P20">E - 16</text:p>
          </table:table-cell>
          <table:table-cell table:style-name="Tabela3.A34" office:value-type="float" office:value="8">
            <text:p text:style-name="P18">8</text:p>
          </table:table-cell>
          <table:table-cell table:style-name="Tabela3.G3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058464">
            <text:p text:style-name="P9">2058464</text:p>
          </table:table-cell>
          <table:table-cell table:style-name="Tabela3.B35" office:value-type="string">
            <text:p text:style-name="P10">Francieli Maria Pazdiora Klein</text:p>
          </table:table-cell>
          <table:table-cell table:style-name="Tabela3.C35" office:value-type="string">
            <text:p text:style-name="P10">Tradutor Interprete</text:p>
          </table:table-cell>
          <table:table-cell table:style-name="Tabela3.D35" office:value-type="string">
            <text:p text:style-name="P11"><text:span text:style-name="T14">E - </text:span>11</text:p>
          </table:table-cell>
          <table:table-cell table:style-name="Tabela3.E35" office:value-type="string">
            <text:p text:style-name="P11"><text:span text:style-name="T15">E - </text:span>1<text:span text:style-name="T15">4</text:span></text:p>
          </table:table-cell>
          <table:table-cell table:style-name="Tabela3.A2" office:value-type="float" office:value="17">
            <text:p text:style-name="P11">17</text:p>
          </table:table-cell>
          <table:table-cell table:style-name="Tabela3.G35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4172">
            <text:p text:style-name="P9">1814172</text:p>
          </table:table-cell>
          <table:table-cell table:style-name="Tabela3.B2" office:value-type="string">
            <text:p text:style-name="P10">Geliane Cristina Rodrigues da Silva Raidan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36" office:value-type="string">
            <text:p text:style-name="P11"><text:span text:style-name="T14">D - </text:span>7</text:p>
          </table:table-cell>
          <table:table-cell table:style-name="Tabela3.E36" office:value-type="string">
            <text:p text:style-name="P21">D - 9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746">
            <text:p text:style-name="P9">1810746</text:p>
          </table:table-cell>
          <table:table-cell table:style-name="Tabela3.B2" office:value-type="string">
            <text:p text:style-name="P10">Gilson Ferreira Sandim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37" office:value-type="string">
            <text:p text:style-name="P11"><text:span text:style-name="T14">D - </text:span>12</text:p>
          </table:table-cell>
          <table:table-cell table:style-name="Tabela3.E37" office:value-type="string">
            <text:p text:style-name="P21">D - 15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546891">
            <text:p text:style-name="P9">2546891</text:p>
          </table:table-cell>
          <table:table-cell table:style-name="Tabela3.B2" office:value-type="string">
            <text:p text:style-name="P10">Gisele de Souza Assunp<text:span text:style-name="T14">çã</text:span>o Salmazo</text:p>
          </table:table-cell>
          <table:table-cell table:style-name="Tabela3.C2" office:value-type="string">
            <text:p text:style-name="P10">Contador</text:p>
          </table:table-cell>
          <table:table-cell table:style-name="Tabela3.D38" office:value-type="string">
            <text:p text:style-name="P19"><text:span text:style-name="T14">E - </text:span>13</text:p>
          </table:table-cell>
          <table:table-cell table:style-name="Tabela3.E38" office:value-type="string">
            <text:p text:style-name="P20">E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968">
            <text:p text:style-name="P9">1810968</text:p>
          </table:table-cell>
          <table:table-cell table:style-name="Tabela3.B2" office:value-type="string">
            <text:p text:style-name="P10">Haroldo Rodrigues Goncalv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39" office:value-type="string">
            <text:p text:style-name="P11"><text:span text:style-name="T14">D - </text:span>13</text:p>
          </table:table-cell>
          <table:table-cell table:style-name="Tabela3.E39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6">
            <text:p text:style-name="P11">6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336260">
            <text:p text:style-name="P9">2336260</text:p>
          </table:table-cell>
          <table:table-cell table:style-name="Tabela3.B2" office:value-type="string">
            <text:p text:style-name="P10">Hélio Cruz de Oliveira</text:p>
          </table:table-cell>
          <table:table-cell table:style-name="Tabela3.C2" office:value-type="string">
            <text:p text:style-name="P10">Técnico de Laboratório Área</text:p>
          </table:table-cell>
          <table:table-cell table:style-name="Tabela3.D40" office:value-type="string">
            <text:p text:style-name="P11"><text:span text:style-name="T14">D - </text:span>9</text:p>
          </table:table-cell>
          <table:table-cell table:style-name="Tabela3.E40" office:value-type="string">
            <text:p text:style-name="P11"><text:span text:style-name="T19">D - </text:span>1<text:span text:style-name="T19">2</text:span></text:p>
          </table:table-cell>
          <table:table-cell table:style-name="Tabela3.A2" office:value-type="float" office:value="23">
            <text:p text:style-name="P11">23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928455">
            <text:p text:style-name="P9">1928455</text:p>
          </table:table-cell>
          <table:table-cell table:style-name="Tabela3.B2" office:value-type="string">
            <text:p text:style-name="P10">Hélio Toshiaki Haniu</text:p>
          </table:table-cell>
          <table:table-cell table:style-name="Tabela3.C2" office:value-type="string">
            <text:p text:style-name="P10">M<text:span text:style-name="T18">é</text:span>dico-Área</text:p>
          </table:table-cell>
          <table:table-cell table:style-name="Tabela3.D41" office:value-type="string">
            <text:p text:style-name="P11"><text:span text:style-name="T14">E - </text:span>4</text:p>
          </table:table-cell>
          <table:table-cell table:style-name="Tabela3.E41" office:value-type="string">
            <text:p text:style-name="P11"><text:span text:style-name="T19">E - </text:span>5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3811219">
            <text:p text:style-name="P9">3811219</text:p>
          </table:table-cell>
          <table:table-cell table:style-name="Tabela3.B2" office:value-type="string">
            <text:p text:style-name="P10">Hevelym Silva de Oliveir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42" office:value-type="string">
            <text:p text:style-name="P11"><text:span text:style-name="T14">D - </text:span>12</text:p>
          </table:table-cell>
          <table:table-cell table:style-name="Tabela3.E42" office:value-type="string">
            <text:p text:style-name="P21">D - 15</text:p>
          </table:table-cell>
          <table:table-cell table:style-name="Tabela3.A2" office:value-type="float" office:value="28">
            <text:p text:style-name="P11">28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790">
            <text:p text:style-name="P9">1815790</text:p>
          </table:table-cell>
          <table:table-cell table:style-name="Tabela3.B2" office:value-type="string">
            <text:p text:style-name="P10">Ivonete Martins de Oliveir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43" office:value-type="string">
            <text:p text:style-name="P11"><text:span text:style-name="T14">D - </text:span>13</text:p>
          </table:table-cell>
          <table:table-cell table:style-name="Tabela3.E43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2">
            <text:p text:style-name="P11">2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730">
            <text:p text:style-name="P9">1809730</text:p>
          </table:table-cell>
          <table:table-cell table:style-name="Tabela3.B2" office:value-type="string">
            <text:p text:style-name="P10">Jaqueline de Andrade Maciel Araúj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44" office:value-type="string">
            <text:p text:style-name="P11"><text:span text:style-name="T14">D - </text:span>13</text:p>
          </table:table-cell>
          <table:table-cell table:style-name="Tabela3.E44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7">março/2025</text:p>
          </table:table-cell>
        </table:table-row>
        <text:soft-page-break/>
        <table:table-row table:style-name="Tabela3.2">
          <table:table-cell table:style-name="Tabela3.A2" office:value-type="float" office:value="1810267">
            <text:p text:style-name="P9">1810267</text:p>
          </table:table-cell>
          <table:table-cell table:style-name="Tabela3.B2" office:value-type="string">
            <text:p text:style-name="P10">Jean Wilson Mota</text:p>
          </table:table-cell>
          <table:table-cell table:style-name="Tabela3.C2" office:value-type="string">
            <text:p text:style-name="P10">Técnico em Radiologia</text:p>
          </table:table-cell>
          <table:table-cell table:style-name="Tabela3.D45" office:value-type="string">
            <text:p text:style-name="P11"><text:span text:style-name="T14">D - </text:span>13</text:p>
          </table:table-cell>
          <table:table-cell table:style-name="Tabela3.E45" office:value-type="string">
            <text:p text:style-name="P15"><text:span text:style-name="T15">D - </text:span>1<text:span text:style-name="T15">6</text:span>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34">
          <table:table-cell table:style-name="Tabela3.A34" office:value-type="float" office:value="3149308">
            <text:p text:style-name="P18">3149308</text:p>
          </table:table-cell>
          <table:table-cell table:style-name="Tabela3.B46" office:value-type="string">
            <text:p text:style-name="P18">Jéssica Maurino Dos Santos</text:p>
          </table:table-cell>
          <table:table-cell table:style-name="Tabela3.C46" office:value-type="string">
            <text:p text:style-name="P18">Nutricionista</text:p>
          </table:table-cell>
          <table:table-cell table:style-name="Tabela3.D46" office:value-type="string">
            <text:p text:style-name="P19"><text:span text:style-name="T14">E - </text:span>7</text:p>
          </table:table-cell>
          <table:table-cell table:style-name="Tabela3.E46" office:value-type="string">
            <text:p text:style-name="P20">E - 10</text:p>
          </table:table-cell>
          <table:table-cell table:style-name="Tabela3.A34" office:value-type="float" office:value="27">
            <text:p text:style-name="P18">27</text:p>
          </table:table-cell>
          <table:table-cell table:style-name="Tabela3.G46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728">
            <text:p text:style-name="P9">1809728</text:p>
          </table:table-cell>
          <table:table-cell table:style-name="Tabela3.B47" office:value-type="string">
            <text:p text:style-name="P10">Joice Micheli Benites</text:p>
          </table:table-cell>
          <table:table-cell table:style-name="Tabela3.C47" office:value-type="string">
            <text:p text:style-name="P10">Técnico em Enfermagem</text:p>
          </table:table-cell>
          <table:table-cell table:style-name="Tabela3.D47" office:value-type="string">
            <text:p text:style-name="P11"><text:span text:style-name="T14">D - </text:span>12</text:p>
          </table:table-cell>
          <table:table-cell table:style-name="Tabela3.E47" office:value-type="string">
            <text:p text:style-name="P21">D - 15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47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922212">
            <text:p text:style-name="P9">1922212</text:p>
          </table:table-cell>
          <table:table-cell table:style-name="Tabela3.B2" office:value-type="string">
            <text:p text:style-name="P10">José Roberto de Souza</text:p>
          </table:table-cell>
          <table:table-cell table:style-name="Tabela3.C2" office:value-type="string">
            <text:p text:style-name="P10">Analista de Tecnologia da Informação</text:p>
          </table:table-cell>
          <table:table-cell table:style-name="Tabela3.D48" office:value-type="string">
            <text:p text:style-name="P11"><text:span text:style-name="T14">E - </text:span>12</text:p>
          </table:table-cell>
          <table:table-cell table:style-name="Tabela3.E48" office:value-type="string">
            <text:p text:style-name="P21">E - 15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594">
            <text:p text:style-name="P9">1809594</text:p>
          </table:table-cell>
          <table:table-cell table:style-name="Tabela3.B2" office:value-type="string">
            <text:p text:style-name="P10">Jugurta Benedito Borg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49" office:value-type="string">
            <text:p text:style-name="P11"><text:span text:style-name="T14">D - </text:span>13</text:p>
          </table:table-cell>
          <table:table-cell table:style-name="Tabela3.E49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042009">
            <text:p text:style-name="P9">1042009</text:p>
          </table:table-cell>
          <table:table-cell table:style-name="Tabela3.B2" office:value-type="string">
            <text:p text:style-name="P10">Juliana Cote da Costa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50" office:value-type="string">
            <text:p text:style-name="P11"><text:span text:style-name="T14">D - </text:span>11</text:p>
          </table:table-cell>
          <table:table-cell table:style-name="Tabela3.E50" office:value-type="string">
            <text:p text:style-name="P21">D - 14</text:p>
          </table:table-cell>
          <table:table-cell table:style-name="Tabela3.A2" office:value-type="float" office:value="25">
            <text:p text:style-name="P11">25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285">
            <text:p text:style-name="P9">1815285</text:p>
          </table:table-cell>
          <table:table-cell table:style-name="Tabela3.B2" office:value-type="string">
            <text:p text:style-name="P10">Juliana Ribeir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51" office:value-type="string">
            <text:p text:style-name="P11"><text:span text:style-name="T14">D - </text:span>13</text:p>
          </table:table-cell>
          <table:table-cell table:style-name="Tabela3.E51" office:value-type="string">
            <text:p text:style-name="P21">D - 16</text:p>
          </table:table-cell>
          <table:table-cell table:style-name="Tabela3.A2" office:value-type="float" office:value="22">
            <text:p text:style-name="P11">22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892">
            <text:p text:style-name="P9">1810892</text:p>
          </table:table-cell>
          <table:table-cell table:style-name="Tabela3.B2" office:value-type="string">
            <text:p text:style-name="P10">Kissara Jamaica Borck Garcia Borg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52" office:value-type="string">
            <text:p text:style-name="P11"><text:span text:style-name="T14">D - </text:span>9</text:p>
          </table:table-cell>
          <table:table-cell table:style-name="Tabela3.E52" office:value-type="string">
            <text:p text:style-name="P21">D - 12</text:p>
          </table:table-cell>
          <table:table-cell table:style-name="Tabela3.A2" office:value-type="float" office:value="10">
            <text:p text:style-name="P11">10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20001">
            <text:p text:style-name="P9">1820001</text:p>
          </table:table-cell>
          <table:table-cell table:style-name="Tabela3.B2" office:value-type="string">
            <text:p text:style-name="P10">Leidiane Souza Dutra Piccoli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53" office:value-type="string">
            <text:p text:style-name="P11"><text:span text:style-name="T14">D - </text:span>12</text:p>
          </table:table-cell>
          <table:table-cell table:style-name="Tabela3.E53" office:value-type="string">
            <text:p text:style-name="P21">D - 15</text:p>
          </table:table-cell>
          <table:table-cell table:style-name="Tabela3.A2" office:value-type="float" office:value="14">
            <text:p text:style-name="P11">14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3496646">
            <text:p text:style-name="P9">3496646</text:p>
          </table:table-cell>
          <table:table-cell table:style-name="Tabela3.B2" office:value-type="string">
            <text:p text:style-name="P10">Luiz Fernando Stopa Arc<text:span text:style-name="T14">ê</text:span>nio</text:p>
          </table:table-cell>
          <table:table-cell table:style-name="Tabela3.C2" office:value-type="string">
            <text:p text:style-name="P10">Analista de Tecnologia da Informação</text:p>
          </table:table-cell>
          <table:table-cell table:style-name="Tabela3.D54" office:value-type="string">
            <text:p text:style-name="P11"><text:span text:style-name="T14">E - </text:span>13</text:p>
          </table:table-cell>
          <table:table-cell table:style-name="Tabela3.E54" office:value-type="string">
            <text:p text:style-name="P21">E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056023">
            <text:p text:style-name="P9">2056023</text:p>
          </table:table-cell>
          <table:table-cell table:style-name="Tabela3.B2" office:value-type="string">
            <text:p text:style-name="P10">Luiz Mario de Arruda Júnior</text:p>
          </table:table-cell>
          <table:table-cell table:style-name="Tabela3.C2" office:value-type="string">
            <text:p text:style-name="P10">Administrador</text:p>
          </table:table-cell>
          <table:table-cell table:style-name="Tabela3.D55" office:value-type="string">
            <text:p text:style-name="P11"><text:span text:style-name="T14">E - </text:span>11</text:p>
          </table:table-cell>
          <table:table-cell table:style-name="Tabela3.E55" office:value-type="string">
            <text:p text:style-name="P21">E - 14</text:p>
          </table:table-cell>
          <table:table-cell table:style-name="Tabela3.A2" office:value-type="float" office:value="10">
            <text:p text:style-name="P11">10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6214">
            <text:p text:style-name="P9">1816214</text:p>
          </table:table-cell>
          <table:table-cell table:style-name="Tabela3.B2" office:value-type="string">
            <text:p text:style-name="P10">Luzia Novaes de Souza Costa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56" office:value-type="string">
            <text:p text:style-name="P11"><text:span text:style-name="T14">D - </text:span>13</text:p>
          </table:table-cell>
          <table:table-cell table:style-name="Tabela3.E56" office:value-type="string">
            <text:p text:style-name="P21">D - 16</text:p>
          </table:table-cell>
          <table:table-cell table:style-name="Tabela3.A2" office:value-type="float" office:value="29">
            <text:p text:style-name="P11">29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3834">
            <text:p text:style-name="P9">1813834</text:p>
          </table:table-cell>
          <table:table-cell table:style-name="Tabela3.B2" office:value-type="string">
            <text:p text:style-name="P10">Manfredo Rode Júnior</text:p>
          </table:table-cell>
          <table:table-cell table:style-name="Tabela3.C2" office:value-type="string">
            <text:p text:style-name="P10">Assistente em Administração</text:p>
          </table:table-cell>
          <table:table-cell table:style-name="Tabela3.D57" office:value-type="string">
            <text:p text:style-name="P11"><text:span text:style-name="T14">D - </text:span>12</text:p>
          </table:table-cell>
          <table:table-cell table:style-name="Tabela3.E57" office:value-type="string">
            <text:p text:style-name="P21">D - 15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853">
            <text:p text:style-name="P9">1815853</text:p>
          </table:table-cell>
          <table:table-cell table:style-name="Tabela3.B2" office:value-type="string">
            <text:p text:style-name="P10">Márcia Rejane Rosa Eugêni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58" office:value-type="string">
            <text:p text:style-name="P11"><text:span text:style-name="T14">D - </text:span>13</text:p>
          </table:table-cell>
          <table:table-cell table:style-name="Tabela3.E58" office:value-type="string">
            <text:p text:style-name="P21">D - 16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785623">
            <text:p text:style-name="P9">2785623</text:p>
          </table:table-cell>
          <table:table-cell table:style-name="Tabela3.B2" office:value-type="string">
            <text:p text:style-name="P10">Marcos Antônio da Silva</text:p>
          </table:table-cell>
          <table:table-cell table:style-name="Tabela3.C2" office:value-type="string">
            <text:p text:style-name="P10">Administrador</text:p>
          </table:table-cell>
          <table:table-cell table:style-name="Tabela3.D59" office:value-type="string">
            <text:p text:style-name="P11"><text:span text:style-name="T14">E - </text:span>13</text:p>
          </table:table-cell>
          <table:table-cell table:style-name="Tabela3.E59" office:value-type="string">
            <text:p text:style-name="P21">E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332">
            <text:p text:style-name="P9">1811332</text:p>
          </table:table-cell>
          <table:table-cell table:style-name="Tabela3.B2" office:value-type="string">
            <text:p text:style-name="P10">Marelita de Araújo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60" office:value-type="string">
            <text:p text:style-name="P11"><text:span text:style-name="T14">D - </text:span>13</text:p>
          </table:table-cell>
          <table:table-cell table:style-name="Tabela3.E60" office:value-type="string">
            <text:p text:style-name="P21">D - 16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4" office:value-type="string">
            <text:p text:style-name="P17">março/2025</text:p>
          </table:table-cell>
        </table:table-row>
        <text:soft-page-break/>
        <table:table-row table:style-name="Tabela3.2">
          <table:table-cell table:style-name="Tabela3.A2" office:value-type="float" office:value="1815288">
            <text:p text:style-name="P9">1815288</text:p>
          </table:table-cell>
          <table:table-cell table:style-name="Tabela3.B2" office:value-type="string">
            <text:p text:style-name="P10">Maria Elizabete Pereira da Rosa Oliveira</text:p>
          </table:table-cell>
          <table:table-cell table:style-name="Tabela3.C2" office:value-type="string">
            <text:p text:style-name="P10">Auxiliar de Enfermagem</text:p>
          </table:table-cell>
          <table:table-cell table:style-name="Tabela3.D61" office:value-type="string">
            <text:p text:style-name="P11"><text:span text:style-name="T19">C - </text:span>11</text:p>
          </table:table-cell>
          <table:table-cell table:style-name="Tabela3.E61" office:value-type="string">
            <text:p text:style-name="P21">C - 14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7960">
            <text:p text:style-name="P9">1817960</text:p>
          </table:table-cell>
          <table:table-cell table:style-name="Tabela3.B2" office:value-type="string">
            <text:p text:style-name="P10">Maria Madalena Cáceres</text:p>
          </table:table-cell>
          <table:table-cell table:style-name="Tabela3.C2" office:value-type="string">
            <text:p text:style-name="P10">Técnico em Enfermagem</text:p>
          </table:table-cell>
          <table:table-cell table:style-name="Tabela3.D62" office:value-type="string">
            <text:p text:style-name="P11"><text:span text:style-name="T19">D - </text:span>10</text:p>
          </table:table-cell>
          <table:table-cell table:style-name="Tabela3.E62" office:value-type="string">
            <text:p text:style-name="P21">D - 13</text:p>
          </table:table-cell>
          <table:table-cell table:style-name="Tabela3.A2" office:value-type="float" office:value="29">
            <text:p text:style-name="P11">29</text:p>
          </table:table-cell>
          <table:table-cell table:style-name="Tabela3.G4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810">
            <text:p text:style-name="P9">1815810</text:p>
          </table:table-cell>
          <table:table-cell table:style-name="Tabela3.B63" office:value-type="string">
            <text:p text:style-name="P10">Maria Mercedes de Jesus da Silv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3" office:value-type="string">
            <text:p text:style-name="P11"><text:span text:style-name="T14">D - </text:span>13</text:p>
          </table:table-cell>
          <table:table-cell table:style-name="Tabela3.E63" office:value-type="string">
            <text:p text:style-name="P21">D - 16</text:p>
          </table:table-cell>
          <table:table-cell table:style-name="Tabela3.A2" office:value-type="float" office:value="22">
            <text:p text:style-name="P11">22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801475">
            <text:p text:style-name="P9">2801475</text:p>
          </table:table-cell>
          <table:table-cell table:style-name="Tabela3.B63" office:value-type="string">
            <text:p text:style-name="P10">Maria Michelle Teixeira da Matt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4" office:value-type="string">
            <text:p text:style-name="P11"><text:span text:style-name="T14">D - </text:span>13</text:p>
          </table:table-cell>
          <table:table-cell table:style-name="Tabela3.E64" office:value-type="string">
            <text:p text:style-name="P21">D - 16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342">
            <text:p text:style-name="P9">1811342</text:p>
          </table:table-cell>
          <table:table-cell table:style-name="Tabela3.B63" office:value-type="string">
            <text:p text:style-name="P10">Maria Neuci Toledo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5" office:value-type="string">
            <text:p text:style-name="P11"><text:span text:style-name="T14">D - </text:span>13</text:p>
          </table:table-cell>
          <table:table-cell table:style-name="Tabela3.E65" office:value-type="string">
            <text:p text:style-name="P21">D - 16</text:p>
          </table:table-cell>
          <table:table-cell table:style-name="Tabela3.A2" office:value-type="float" office:value="10">
            <text:p text:style-name="P11">10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944">
            <text:p text:style-name="P9">1815944</text:p>
          </table:table-cell>
          <table:table-cell table:style-name="Tabela3.B63" office:value-type="string">
            <text:p text:style-name="P10">Maria Sueli da Silva Correi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6" office:value-type="string">
            <text:p text:style-name="P11"><text:span text:style-name="T19">D - </text:span>11</text:p>
          </table:table-cell>
          <table:table-cell table:style-name="Tabela3.E66" office:value-type="string">
            <text:p text:style-name="P21">D - 14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8843">
            <text:p text:style-name="P9">1808843</text:p>
          </table:table-cell>
          <table:table-cell table:style-name="Tabela3.B63" office:value-type="string">
            <text:p text:style-name="P10">Marilza Chaves da Roch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7" office:value-type="string">
            <text:p text:style-name="P11"><text:span text:style-name="T14">D - </text:span>13</text:p>
          </table:table-cell>
          <table:table-cell table:style-name="Tabela3.E67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871">
            <text:p text:style-name="P9">1815871</text:p>
          </table:table-cell>
          <table:table-cell table:style-name="Tabela3.B63" office:value-type="string">
            <text:p text:style-name="P10">Maristela Fabro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8" office:value-type="string">
            <text:p text:style-name="P11"><text:span text:style-name="T20">D - </text:span>12</text:p>
          </table:table-cell>
          <table:table-cell table:style-name="Tabela3.E68" office:value-type="string">
            <text:p text:style-name="P22">D - 15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273">
            <text:p text:style-name="P9">1811273</text:p>
          </table:table-cell>
          <table:table-cell table:style-name="Tabela3.B63" office:value-type="string">
            <text:p text:style-name="P10">Marta Salvadora Colman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69" office:value-type="string">
            <text:p text:style-name="P11"><text:span text:style-name="T20">D - </text:span>12</text:p>
          </table:table-cell>
          <table:table-cell table:style-name="Tabela3.E69" office:value-type="string">
            <text:p text:style-name="P22">D - 15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783">
            <text:p text:style-name="P9">1810783</text:p>
          </table:table-cell>
          <table:table-cell table:style-name="Tabela3.B63" office:value-type="string">
            <text:p text:style-name="P10">Martha Ilene Lima Nunes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0" office:value-type="string">
            <text:p text:style-name="P11"><text:span text:style-name="T20">D - </text:span>12</text:p>
          </table:table-cell>
          <table:table-cell table:style-name="Tabela3.E70" office:value-type="string">
            <text:p text:style-name="P22">D - 15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666772">
            <text:p text:style-name="P9">2666772</text:p>
          </table:table-cell>
          <table:table-cell table:style-name="Tabela3.B63" office:value-type="string">
            <text:p text:style-name="P10">Mauro Roberto da Cunha Júnior</text:p>
          </table:table-cell>
          <table:table-cell table:style-name="Tabela3.C63" office:value-type="string">
            <text:p text:style-name="P10">Contador</text:p>
          </table:table-cell>
          <table:table-cell table:style-name="Tabela3.D71" office:value-type="string">
            <text:p text:style-name="P11"><text:span text:style-name="T20">E - </text:span>13</text:p>
          </table:table-cell>
          <table:table-cell table:style-name="Tabela3.E71" office:value-type="string">
            <text:p text:style-name="P22">E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769">
            <text:p text:style-name="P9">1811769</text:p>
          </table:table-cell>
          <table:table-cell table:style-name="Tabela3.B63" office:value-type="string">
            <text:p text:style-name="P10">Michela Walevein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2" office:value-type="string">
            <text:p text:style-name="P11"><text:span text:style-name="T20">D - </text:span>12</text:p>
          </table:table-cell>
          <table:table-cell table:style-name="Tabela3.E72" office:value-type="string">
            <text:p text:style-name="P22">D - 15</text:p>
          </table:table-cell>
          <table:table-cell table:style-name="Tabela3.A2" office:value-type="float" office:value="8">
            <text:p text:style-name="P11">8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923">
            <text:p text:style-name="P9">1815923</text:p>
          </table:table-cell>
          <table:table-cell table:style-name="Tabela3.B63" office:value-type="string">
            <text:p text:style-name="P10">Michely Duek Souz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3" office:value-type="string">
            <text:p text:style-name="P11"><text:span text:style-name="T20">D - </text:span>12</text:p>
          </table:table-cell>
          <table:table-cell table:style-name="Tabela3.E73" office:value-type="string">
            <text:p text:style-name="P22">D - 15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646">
            <text:p text:style-name="P9">1815646</text:p>
          </table:table-cell>
          <table:table-cell table:style-name="Tabela3.B63" office:value-type="string">
            <text:p text:style-name="P10">Nivaldo Velozo da Silv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4" office:value-type="string">
            <text:p text:style-name="P11"><text:span text:style-name="T20">D - </text:span>12</text:p>
          </table:table-cell>
          <table:table-cell table:style-name="Tabela3.E74" office:value-type="string">
            <text:p text:style-name="P22">D - 15</text:p>
          </table:table-cell>
          <table:table-cell table:style-name="Tabela3.A2" office:value-type="float" office:value="24">
            <text:p text:style-name="P11">24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918">
            <text:p text:style-name="P9">1809918</text:p>
          </table:table-cell>
          <table:table-cell table:style-name="Tabela3.B63" office:value-type="string">
            <text:p text:style-name="P10">Paulo Lemes da Silva</text:p>
          </table:table-cell>
          <table:table-cell table:style-name="Tabela3.C63" office:value-type="string">
            <text:p text:style-name="P10">Técnico em Radiologia</text:p>
          </table:table-cell>
          <table:table-cell table:style-name="Tabela3.D75" office:value-type="string">
            <text:p text:style-name="P11"><text:span text:style-name="T20">D - </text:span>1<text:span text:style-name="T20">1</text:span></text:p>
          </table:table-cell>
          <table:table-cell table:style-name="Tabela3.E75" office:value-type="string">
            <text:p text:style-name="P22">D - 14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826920">
            <text:p text:style-name="P9">2826920</text:p>
          </table:table-cell>
          <table:table-cell table:style-name="Tabela3.B63" office:value-type="string">
            <text:p text:style-name="P10">Paulo Roberto Batista</text:p>
          </table:table-cell>
          <table:table-cell table:style-name="Tabela3.C63" office:value-type="string">
            <text:p text:style-name="P10">Administrador</text:p>
          </table:table-cell>
          <table:table-cell table:style-name="Tabela3.D76" office:value-type="string">
            <text:p text:style-name="P11"><text:span text:style-name="T20">E -</text:span>11</text:p>
          </table:table-cell>
          <table:table-cell table:style-name="Tabela3.E76" office:value-type="string">
            <text:p text:style-name="P22">E - 14</text:p>
          </table:table-cell>
          <table:table-cell table:style-name="Tabela3.A2" office:value-type="float" office:value="5">
            <text:p text:style-name="P11">5</text:p>
          </table:table-cell>
          <table:table-cell table:style-name="Tabela3.G63" office:value-type="string">
            <text:p text:style-name="P17">março/2025</text:p>
          </table:table-cell>
        </table:table-row>
        <text:soft-page-break/>
        <table:table-row table:style-name="Tabela3.2">
          <table:table-cell table:style-name="Tabela3.A2" office:value-type="float" office:value="1808836">
            <text:p text:style-name="P9">1808836</text:p>
          </table:table-cell>
          <table:table-cell table:style-name="Tabela3.B63" office:value-type="string">
            <text:p text:style-name="P10">Paulo Rogerio Ott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7" office:value-type="string">
            <text:p text:style-name="P11"><text:span text:style-name="T14">D - </text:span>13</text:p>
          </table:table-cell>
          <table:table-cell table:style-name="Tabela3.E77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78" office:value-type="string">
            <text:p text:style-name="P23">2667334</text:p>
          </table:table-cell>
          <table:table-cell table:style-name="Tabela3.B63" office:value-type="string">
            <text:p text:style-name="P10">Rafael Aleixo E Silva</text:p>
          </table:table-cell>
          <table:table-cell table:style-name="Tabela3.C63" office:value-type="string">
            <text:p text:style-name="P10">Analista de Tecnologia da Informação</text:p>
          </table:table-cell>
          <table:table-cell table:style-name="Tabela3.D78" office:value-type="string">
            <text:p text:style-name="P11"><text:span text:style-name="T20">E - </text:span>13</text:p>
          </table:table-cell>
          <table:table-cell table:style-name="Tabela3.E78" office:value-type="string">
            <text:p text:style-name="P22">E - 16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892">
            <text:p text:style-name="P9">1809892</text:p>
          </table:table-cell>
          <table:table-cell table:style-name="Tabela3.B63" office:value-type="string">
            <text:p text:style-name="P10">Rafael de Jesus Vaz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79" office:value-type="string">
            <text:p text:style-name="P11"><text:span text:style-name="T14">D - </text:span>13</text:p>
          </table:table-cell>
          <table:table-cell table:style-name="Tabela3.E79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6202">
            <text:p text:style-name="P9">1816202</text:p>
          </table:table-cell>
          <table:table-cell table:style-name="Tabela3.B80" office:value-type="string">
            <text:p text:style-name="P10">Rejani Cristine José Faustino</text:p>
          </table:table-cell>
          <table:table-cell table:style-name="Tabela3.C80" office:value-type="string">
            <text:p text:style-name="P10">Técnico em Enfermagem</text:p>
          </table:table-cell>
          <table:table-cell table:style-name="Tabela3.D80" office:value-type="string">
            <text:p text:style-name="P11"><text:span text:style-name="T14">D - </text:span>13</text:p>
          </table:table-cell>
          <table:table-cell table:style-name="Tabela3.E80" office:value-type="string">
            <text:p text:style-name="P21">D - 16</text:p>
          </table:table-cell>
          <table:table-cell table:style-name="Tabela3.A2" office:value-type="float" office:value="29">
            <text:p text:style-name="P11">29</text:p>
          </table:table-cell>
          <table:table-cell table:style-name="Tabela3.G80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3146198">
            <text:p text:style-name="P9">3146198</text:p>
          </table:table-cell>
          <table:table-cell table:style-name="Tabela3.B63" office:value-type="string">
            <text:p text:style-name="P10">Renata Camila Feitosa Coradini</text:p>
          </table:table-cell>
          <table:table-cell table:style-name="Tabela3.C63" office:value-type="string">
            <text:p text:style-name="P10">Assistente em Administração</text:p>
          </table:table-cell>
          <table:table-cell table:style-name="Tabela3.D81" office:value-type="string">
            <text:p text:style-name="P11"><text:span text:style-name="T20">D - </text:span>5</text:p>
          </table:table-cell>
          <table:table-cell table:style-name="Tabela3.E81" office:value-type="string">
            <text:p text:style-name="P11"><text:span text:style-name="T20">D - </text:span>6</text:p>
          </table:table-cell>
          <table:table-cell table:style-name="Tabela3.A2" office:value-type="float" office:value="6">
            <text:p text:style-name="P11">6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918996">
            <text:p text:style-name="P9">1918996</text:p>
          </table:table-cell>
          <table:table-cell table:style-name="Tabela3.B63" office:value-type="string">
            <text:p text:style-name="P10">Renato Fabiano Cintra</text:p>
          </table:table-cell>
          <table:table-cell table:style-name="Tabela3.C63" office:value-type="string">
            <text:p text:style-name="P10">Administrador</text:p>
          </table:table-cell>
          <table:table-cell table:style-name="Tabela3.D82" office:value-type="string">
            <text:p text:style-name="P11"><text:span text:style-name="T20">E - </text:span>12</text:p>
          </table:table-cell>
          <table:table-cell table:style-name="Tabela3.E82" office:value-type="string">
            <text:p text:style-name="P22">E - 15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600">
            <text:p text:style-name="P9">1809600</text:p>
          </table:table-cell>
          <table:table-cell table:style-name="Tabela3.B63" office:value-type="string">
            <text:p text:style-name="P10">Roberto Carlos Biccigo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83" office:value-type="string">
            <text:p text:style-name="P11"><text:span text:style-name="T14">D - </text:span>13</text:p>
          </table:table-cell>
          <table:table-cell table:style-name="Tabela3.E83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929754">
            <text:p text:style-name="P9">1929754</text:p>
          </table:table-cell>
          <table:table-cell table:style-name="Tabela3.B63" office:value-type="string">
            <text:p text:style-name="P10">Roberto Wagner Barros Bezerra Lopes</text:p>
          </table:table-cell>
          <table:table-cell table:style-name="Tabela3.C63" office:value-type="string">
            <text:p text:style-name="P10">Engenheiro-Área</text:p>
          </table:table-cell>
          <table:table-cell table:style-name="Tabela3.D84" office:value-type="string">
            <text:p text:style-name="P11"><text:span text:style-name="T20">E - </text:span>12</text:p>
          </table:table-cell>
          <table:table-cell table:style-name="Tabela3.E84" office:value-type="string">
            <text:p text:style-name="P22">E - 15</text:p>
          </table:table-cell>
          <table:table-cell table:style-name="Tabela3.A2" office:value-type="float" office:value="23">
            <text:p text:style-name="P11">2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352">
            <text:p text:style-name="P9">1810352</text:p>
          </table:table-cell>
          <table:table-cell table:style-name="Tabela3.B63" office:value-type="string">
            <text:p text:style-name="P10">Rodrigo Miyasaki</text:p>
          </table:table-cell>
          <table:table-cell table:style-name="Tabela3.C63" office:value-type="string">
            <text:p text:style-name="P10">Assistente em Administração</text:p>
          </table:table-cell>
          <table:table-cell table:style-name="Tabela3.D85" office:value-type="string">
            <text:p text:style-name="P11"><text:span text:style-name="T20">D - </text:span>12</text:p>
          </table:table-cell>
          <table:table-cell table:style-name="Tabela3.E85" office:value-type="string">
            <text:p text:style-name="P22">D - 14</text:p>
          </table:table-cell>
          <table:table-cell table:style-name="Tabela3.A2" office:value-type="float" office:value="3">
            <text:p text:style-name="P11">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8870">
            <text:p text:style-name="P9">1808870</text:p>
          </table:table-cell>
          <table:table-cell table:style-name="Tabela3.B63" office:value-type="string">
            <text:p text:style-name="P10">Rosimaria da Silva Ramos Teles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86" office:value-type="string">
            <text:p text:style-name="P11"><text:span text:style-name="T20">D - </text:span>10</text:p>
          </table:table-cell>
          <table:table-cell table:style-name="Tabela3.E86" office:value-type="string">
            <text:p text:style-name="P22">D - 12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857">
            <text:p text:style-name="P9">1809857</text:p>
          </table:table-cell>
          <table:table-cell table:style-name="Tabela3.B63" office:value-type="string">
            <text:p text:style-name="P10">Sandra Maria Gomes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87" office:value-type="string">
            <text:p text:style-name="P11"><text:span text:style-name="T14">D - </text:span>13</text:p>
          </table:table-cell>
          <table:table-cell table:style-name="Tabela3.E87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159">
            <text:p text:style-name="P9">1811159</text:p>
          </table:table-cell>
          <table:table-cell table:style-name="Tabela3.B63" office:value-type="string">
            <text:p text:style-name="P10">Silmara Harumi Nomoto</text:p>
          </table:table-cell>
          <table:table-cell table:style-name="Tabela3.C63" office:value-type="string">
            <text:p text:style-name="P10">M<text:span text:style-name="T18">é</text:span>dico-Área</text:p>
          </table:table-cell>
          <table:table-cell table:style-name="Tabela3.D88" office:value-type="string">
            <text:p text:style-name="P11"><text:span text:style-name="T20">D - </text:span>12</text:p>
          </table:table-cell>
          <table:table-cell table:style-name="Tabela3.E88" office:value-type="string">
            <text:p text:style-name="P22">D - 14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304">
            <text:p text:style-name="P9">1810304</text:p>
          </table:table-cell>
          <table:table-cell table:style-name="Tabela3.B63" office:value-type="string">
            <text:p text:style-name="P10">Simone Alves Rocha</text:p>
          </table:table-cell>
          <table:table-cell table:style-name="Tabela3.C63" office:value-type="string">
            <text:p text:style-name="P10">Auxiliar de Enfermagem</text:p>
          </table:table-cell>
          <table:table-cell table:style-name="Tabela3.D89" office:value-type="string">
            <text:p text:style-name="P11"><text:span text:style-name="T20">D - </text:span>12</text:p>
          </table:table-cell>
          <table:table-cell table:style-name="Tabela3.E89" office:value-type="string">
            <text:p text:style-name="P22">D - 14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887">
            <text:p text:style-name="P9">1815887</text:p>
          </table:table-cell>
          <table:table-cell table:style-name="Tabela3.B63" office:value-type="string">
            <text:p text:style-name="P10">Simone de Carvalho Martins Ferraz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0" office:value-type="string">
            <text:p text:style-name="P11"><text:span text:style-name="T14">D - </text:span>13</text:p>
          </table:table-cell>
          <table:table-cell table:style-name="Tabela3.E90" office:value-type="string">
            <text:p text:style-name="P21">D - 16</text:p>
          </table:table-cell>
          <table:table-cell table:style-name="Tabela3.A2" office:value-type="float" office:value="20">
            <text:p text:style-name="P11">20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6922">
            <text:p text:style-name="P9">1816922</text:p>
          </table:table-cell>
          <table:table-cell table:style-name="Tabela3.B63" office:value-type="string">
            <text:p text:style-name="P10">Simone de Souza Dos Santos Carvalho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1" office:value-type="string">
            <text:p text:style-name="P11"><text:span text:style-name="T14">D - </text:span>13</text:p>
          </table:table-cell>
          <table:table-cell table:style-name="Tabela3.E91" office:value-type="string">
            <text:p text:style-name="P21">D - 16</text:p>
          </table:table-cell>
          <table:table-cell table:style-name="Tabela3.A2" office:value-type="float" office:value="27">
            <text:p text:style-name="P11">27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5845">
            <text:p text:style-name="P9">1815845</text:p>
          </table:table-cell>
          <table:table-cell table:style-name="Tabela3.B63" office:value-type="string">
            <text:p text:style-name="P10">Sione Nascimento Nunes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2" office:value-type="string">
            <text:p text:style-name="P11"><text:span text:style-name="T14">D - </text:span>13</text:p>
          </table:table-cell>
          <table:table-cell table:style-name="Tabela3.E92" office:value-type="string">
            <text:p text:style-name="P21">D - 16</text:p>
          </table:table-cell>
          <table:table-cell table:style-name="Tabela3.A2" office:value-type="float" office:value="22">
            <text:p text:style-name="P11">22</text:p>
          </table:table-cell>
          <table:table-cell table:style-name="Tabela3.G63" office:value-type="string">
            <text:p text:style-name="P17">março/2025</text:p>
          </table:table-cell>
        </table:table-row>
        <text:soft-page-break/>
        <table:table-row table:style-name="Tabela3.2">
          <table:table-cell table:style-name="Tabela3.A2" office:value-type="float" office:value="1809590">
            <text:p text:style-name="P9">1809590</text:p>
          </table:table-cell>
          <table:table-cell table:style-name="Tabela3.B63" office:value-type="string">
            <text:p text:style-name="P10">Solange de Souza Mour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3" office:value-type="string">
            <text:p text:style-name="P11"><text:span text:style-name="T14">D - </text:span>13</text:p>
          </table:table-cell>
          <table:table-cell table:style-name="Tabela3.E93" office:value-type="string">
            <text:p text:style-name="P21">D - 16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929225">
            <text:p text:style-name="P9">1929225</text:p>
          </table:table-cell>
          <table:table-cell table:style-name="Tabela3.B63" office:value-type="string">
            <text:p text:style-name="P10">Sônia Maria Pajeu Sampaio</text:p>
          </table:table-cell>
          <table:table-cell table:style-name="Tabela3.C63" office:value-type="string">
            <text:p text:style-name="P10">Técnico em Contabilidade</text:p>
          </table:table-cell>
          <table:table-cell table:style-name="Tabela3.D94" office:value-type="string">
            <text:p text:style-name="P11"><text:span text:style-name="T20">D - </text:span>12</text:p>
          </table:table-cell>
          <table:table-cell table:style-name="Tabela3.E94" office:value-type="string">
            <text:p text:style-name="P22">D - 15</text:p>
          </table:table-cell>
          <table:table-cell table:style-name="Tabela3.A2" office:value-type="float" office:value="23">
            <text:p text:style-name="P11">2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1233">
            <text:p text:style-name="P9">1811233</text:p>
          </table:table-cell>
          <table:table-cell table:style-name="Tabela3.B63" office:value-type="string">
            <text:p text:style-name="P10">Sueli Terezinha Militão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5" office:value-type="string">
            <text:p text:style-name="P11"><text:span text:style-name="T20">D - </text:span>12</text:p>
          </table:table-cell>
          <table:table-cell table:style-name="Tabela3.E95" office:value-type="string">
            <text:p text:style-name="P22">D - 14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6019">
            <text:p text:style-name="P9">1816019</text:p>
          </table:table-cell>
          <table:table-cell table:style-name="Tabela3.B63" office:value-type="string">
            <text:p text:style-name="P10">Tânia Mara de Oliveira Lim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96" office:value-type="string">
            <text:p text:style-name="P11"><text:span text:style-name="T14">D - </text:span>13</text:p>
          </table:table-cell>
          <table:table-cell table:style-name="Tabela3.E96" office:value-type="string">
            <text:p text:style-name="P21">D - 16</text:p>
          </table:table-cell>
          <table:table-cell table:style-name="Tabela3.A2" office:value-type="float" office:value="27">
            <text:p text:style-name="P11">27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0245">
            <text:p text:style-name="P9">1810245</text:p>
          </table:table-cell>
          <table:table-cell table:style-name="Tabela3.B63" office:value-type="string">
            <text:p text:style-name="P10">Thaisa Pase</text:p>
          </table:table-cell>
          <table:table-cell table:style-name="Tabela3.C63" office:value-type="string">
            <text:p text:style-name="P10">Administrador</text:p>
          </table:table-cell>
          <table:table-cell table:style-name="Tabela3.D97" office:value-type="string">
            <text:p text:style-name="P11"><text:span text:style-name="T20">E - </text:span>11</text:p>
          </table:table-cell>
          <table:table-cell table:style-name="Tabela3.E97" office:value-type="string">
            <text:p text:style-name="P22">E - 14</text:p>
          </table:table-cell>
          <table:table-cell table:style-name="Tabela3.A2" office:value-type="float" office:value="2">
            <text:p text:style-name="P11">2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98" office:value-type="string">
            <text:p text:style-name="P23">1564775</text:p>
          </table:table-cell>
          <table:table-cell table:style-name="Tabela3.B63" office:value-type="string">
            <text:p text:style-name="P10">Thiago Augusto Silva Reis</text:p>
          </table:table-cell>
          <table:table-cell table:style-name="Tabela3.C63" office:value-type="string">
            <text:p text:style-name="P10">Analista de Tecnologia da Informação</text:p>
          </table:table-cell>
          <table:table-cell table:style-name="Tabela3.D98" office:value-type="string">
            <text:p text:style-name="P11"><text:span text:style-name="T20">E - </text:span>1</text:p>
          </table:table-cell>
          <table:table-cell table:style-name="Tabela3.E98" office:value-type="string">
            <text:p text:style-name="P11"><text:span text:style-name="T20">E - </text:span>2</text:p>
          </table:table-cell>
          <table:table-cell table:style-name="Tabela3.A2" office:value-type="float" office:value="13">
            <text:p text:style-name="P11">13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633">
            <text:p text:style-name="P9">1809633</text:p>
          </table:table-cell>
          <table:table-cell table:style-name="Tabela3.B63" office:value-type="string">
            <text:p text:style-name="P10">Tulio Cesar Gonçalves Pires</text:p>
          </table:table-cell>
          <table:table-cell table:style-name="Tabela3.C63" office:value-type="string">
            <text:p text:style-name="P10">Técnico em Radiologia</text:p>
          </table:table-cell>
          <table:table-cell table:style-name="Tabela3.D99" office:value-type="string">
            <text:p text:style-name="P11"><text:span text:style-name="T20">D - </text:span>12</text:p>
          </table:table-cell>
          <table:table-cell table:style-name="Tabela3.E99" office:value-type="string">
            <text:p text:style-name="P22">D - 15</text:p>
          </table:table-cell>
          <table:table-cell table:style-name="Tabela3.A2" office:value-type="float" office:value="1">
            <text:p text:style-name="P11">1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2802907">
            <text:p text:style-name="P9">2802907</text:p>
          </table:table-cell>
          <table:table-cell table:style-name="Tabela3.B63" office:value-type="string">
            <text:p text:style-name="P10">Vera Márcia de Souza Dinizz Oliveir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100" office:value-type="string">
            <text:p text:style-name="P11"><text:span text:style-name="T20">D - </text:span>10</text:p>
          </table:table-cell>
          <table:table-cell table:style-name="Tabela3.E100" office:value-type="string">
            <text:p text:style-name="P11"><text:span text:style-name="T20">D - </text:span>11</text:p>
          </table:table-cell>
          <table:table-cell table:style-name="Tabela3.A2" office:value-type="float" office:value="9">
            <text:p text:style-name="P11">9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09641">
            <text:p text:style-name="P9">1809641</text:p>
          </table:table-cell>
          <table:table-cell table:style-name="Tabela3.B63" office:value-type="string">
            <text:p text:style-name="P10">Wagner Machado de Oliveira</text:p>
          </table:table-cell>
          <table:table-cell table:style-name="Tabela3.C63" office:value-type="string">
            <text:p text:style-name="P10">Técnico em Enfermagem</text:p>
          </table:table-cell>
          <table:table-cell table:style-name="Tabela3.D101" office:value-type="string">
            <text:p text:style-name="P11"><text:span text:style-name="T14">D - </text:span>13</text:p>
          </table:table-cell>
          <table:table-cell table:style-name="Tabela3.E101" office:value-type="string">
            <text:p text:style-name="P21">D - 16</text:p>
          </table:table-cell>
          <table:table-cell table:style-name="Tabela3.A2" office:value-type="float" office:value="4">
            <text:p text:style-name="P11">4</text:p>
          </table:table-cell>
          <table:table-cell table:style-name="Tabela3.G63" office:value-type="string">
            <text:p text:style-name="P17">março/2025</text:p>
          </table:table-cell>
        </table:table-row>
        <table:table-row table:style-name="Tabela3.2">
          <table:table-cell table:style-name="Tabela3.A2" office:value-type="float" office:value="1816238">
            <text:p text:style-name="P24">1816238</text:p>
          </table:table-cell>
          <table:table-cell table:style-name="Tabela3.B102" office:value-type="string">
            <text:p text:style-name="P10">Willsef Osmar Zarske Barbosa</text:p>
          </table:table-cell>
          <table:table-cell table:style-name="Tabela3.C102" office:value-type="string">
            <text:p text:style-name="P10">Técnico em Enfermagem</text:p>
          </table:table-cell>
          <table:table-cell table:style-name="Tabela3.D102" office:value-type="string">
            <text:p text:style-name="P11"><text:span text:style-name="T14">D - </text:span>13</text:p>
          </table:table-cell>
          <table:table-cell table:style-name="Tabela3.E102" office:value-type="string">
            <text:p text:style-name="P21">D - 16</text:p>
          </table:table-cell>
          <table:table-cell table:style-name="Tabela3.A2" office:value-type="float" office:value="30">
            <text:p text:style-name="P11">30</text:p>
          </table:table-cell>
          <table:table-cell table:style-name="Tabela3.G102" office:value-type="string">
            <text:p text:style-name="P17">março/2025</text:p>
          </table:table-cell>
        </table:table-row>
      </table:table>
      <text:p text:style-name="P25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pt" fo:country="BR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ffffff"/>
      <style:paragraph-properties fo:margin-top="0cm" fo:margin-bottom="0.353cm" style:contextual-spacing="false" fo:line-height="11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Num1" style:list-level="1" style:class="text">
      <style:paragraph-properties fo:margin-top="0cm" fo:margin-bottom="0cm" style:contextual-spacing="false" fo:line-height="150%" fo:keep-together="always" fo:hyphenation-ladder-count="no-limit" fo:hyphenation-keep="auto" loext:hyphenation-keep-type="column" fo:keep-with-next="always"/>
      <style:text-properties style:font-name="Times New Roman1" fo:font-family="'Times New Roman'" style:font-family-generic="roman" style:font-pitch="variable" fo:font-size="12pt" fo:font-weight="bold" style:font-name-asian="Times New Roman2" style:font-family-asian="'Times New Roman'" style:font-family-generic-asian="system" style:font-pitch-asian="variable" style:font-size-asian="12pt" style:font-weight-asian="bold" style:font-name-complex="Times New Roman2" style:font-family-complex="'Times New Roman'" style:font-family-generic-complex="system" style:font-pitch-complex="variable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1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Calibri1" style:font-family-asian="Calibri" style:font-family-generic-asian="system" style:font-pitch-asian="variable" style:font-size-asian="11pt" style:language-asian="en" style:country-asian="US" style:font-style-asian="normal" style:font-weight-asian="normal" style:font-name-complex="Tahoma1" style:font-family-complex="Tahoma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abeçalho_20_e_20_rodapé" style:display-name="Cabeçalho e rodapé" style:family="paragraph" style:parent-style-name="Standard"/>
    <style:style style:name="Head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Footer" style:family="paragraph" style:parent-style-name="Standard" style:class="extra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o_20_de_20_balão" style:display-name="Texto de balão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/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size-complex="8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ocumentMap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WW_29_" style:display-name="Standard (WW)" style:family="paragraph">
      <loext:graphic-properties draw:fill="none" draw:fill-color="#ffffff"/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baseline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pt" fo:country="BR" fo:font-style="normal" style:text-underline-style="none" fo:font-weight="normal" style:letter-kerning="true" fo:background-color="transparent" style:font-name-asian="NSimSun" style:font-family-asian="NSimSun" style:font-family-generic-asian="system" style:font-pitch-asian="variable" style:font-size-asian="12pt" style:language-asian="zh" style:country-asian="CN" style:font-style-asian="normal" style:font-weight-asian="normal" style:font-name-complex="Liberation Serif1" style:font-family-complex="'Liberation Serif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1" style:display-name="Tabela normal1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ela_20_normal2" style:display-name="Tabela normal2" style:family="paragraph">
      <loext:graphic-properties draw:fill="none" draw:fill-color="#ffffff"/>
      <style:paragraph-properties fo:margin-top="0cm" fo:margin-bottom="0.282cm" style:contextual-spacing="false" fo:line-height="105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keep-with-next="auto" style:punctuation-wrap="hanging" style:vertical-align="auto" style:snap-to-layout-grid="true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language="pt" fo:country="BR" fo:font-style="normal" style:text-underline-style="none" fo:font-weight="normal" style:letter-kerning="false" fo:background-color="transparent" style:font-name-asian="Times New Roman2" style:font-family-asian="'Times New Roman'" style:font-family-generic-asian="system" style:font-pitch-asian="variable" style:font-size-asian="11pt" style:language-asian="en" style:country-asian="US" style:font-style-asian="normal" style:font-weight-asian="normal" style:font-name-complex="Times New Roman2" style:font-family-complex="'Times New Roman'" style:font-family-generic-complex="system" style:font-pitch-complex="variable" style:font-size-complex="11pt" style:language-complex="ar" style:country-complex="SA" style:font-style-complex="normal" style:font-weight-complex="normal" style:text-emphasize="none" style:text-scale="100%" style:font-relief="none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Times New Roman1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family="Tahoma" style:font-family-generic="swiss" style:font-pitch="variable" fo:font-size="8pt" style:font-name-asian="Tahoma1" style:font-family-asian="Tahoma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number:date-style style:name="N115">
      <number:month number:style="long"/>
      <number:text>/</number:text>
      <number:year number:style="long"/>
    </number:date-style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ela1" style:family="table">
      <style:table-properties style:width="18.789cm" fo:margin-top="0cm" fo:margin-bottom="0cm" table:align="center" style:writing-mode="page"/>
    </style:style>
    <style:style style:name="Tabela1.A" style:family="table-column">
      <style:table-column-properties style:column-width="2.376cm"/>
    </style:style>
    <style:style style:name="Tabela1.B" style:family="table-column">
      <style:table-column-properties style:column-width="16.413cm"/>
    </style:style>
    <style:style style:name="Tabela1.1" style:family="table-row">
      <style:table-row-properties style:min-row-height="1.907cm" fo:keep-together="auto"/>
    </style:style>
    <style:style style:name="Tabela1.A1" style:family="table-cell">
      <style:table-cell-properties style:vertical-align="middle" fo:padding-left="0.191cm" fo:padding-right="0.191cm" fo:padding-top="0cm" fo:padding-bottom="0cm" fo:border-left="none" fo:border-right="none" fo:border-top="0.5pt solid #000001" fo:border-bottom="0.5pt solid #000001"/>
    </style:style>
    <style:style style:name="MP1" style:family="paragraph" style:parent-style-name="Standard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1" fo:font-size="12pt" fo:font-weight="bold" style:letter-kerning="true" style:font-name-asian="Times New Roman2" style:font-size-asian="12pt" style:language-asian="pt" style:country-asian="BR" style:font-weight-asian="bold" style:font-name-complex="Times New Roman2" style:font-size-complex="12pt"/>
    </style:style>
    <style:style style:name="MP2" style:family="paragraph" style:parent-style-name="Standard">
      <style:paragraph-properties fo:margin-left="0cm" fo:margin-right="4.817cm" fo:margin-top="0cm" fo:margin-bottom="0cm" style:contextual-spacing="false" fo:line-height="100%" fo:text-align="center" style:justify-single-word="false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3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 style:snap-to-layout-grid="false">
        <style:tab-stops>
          <style:tab-stop style:position="17.69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17.69cm"/>
        </style:tab-stops>
      </style:paragraph-properties>
    </style:style>
    <style:style style:name="MP5" style:family="paragraph" style:parent-style-name="Standard">
      <style:paragraph-properties fo:margin-left="0cm" fo:margin-right="4.817cm" fo:margin-top="0cm" fo:margin-bottom="0cm" style:contextual-spacing="false" fo:line-height="100%" fo:text-indent="0cm" style:auto-text-indent="false">
        <style:tab-stops>
          <style:tab-stop style:position="17.69cm"/>
        </style:tab-stops>
      </style:paragraph-properties>
    </style:style>
    <style:style style:name="MP6" style:family="paragraph" style:parent-style-name="Standard">
      <style:paragraph-properties fo:margin-top="0cm" fo:margin-bottom="0.353cm" style:contextual-spacing="false" fo:line-height="115%" fo:orphans="2" fo:widows="2" fo:hyphenation-ladder-count="no-limit" fo:hyphenation-keep="auto" loext:hyphenation-keep-type="column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MT1" style:family="text">
      <style:text-properties style:font-name="Times New Roman1" fo:font-size="10pt" fo:font-weight="bold" style:font-name-asian="Times New Roman2" style:font-size-asian="10pt" style:language-asian="pt" style:country-asian="BR" style:font-weight-asian="bold" style:font-name-complex="Times New Roman2" style:font-size-complex="10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7cm" fo:margin-left="3cm" fo:margin-right="3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ela1" table:style-name="Tabela1">
          <table:table-column table:style-name="Tabela1.A"/>
          <table:table-column table:style-name="Tabela1.B"/>
          <table:table-row table:style-name="Tabela1.1">
            <table:table-cell table:style-name="Tabela1.A1" office:value-type="string">
              <text:p text:style-name="MP2"><draw:frame draw:style-name="Mfr1" draw:name="Imagem 3" text:anchor-type="as-char" svg:width="1.402cm" svg:height="1.588cm" draw:z-index="6"><draw:image xlink:href="Pictures/10000001000000930000009FF0763064.png" xlink:type="simple" xlink:show="embed" xlink:actuate="onLoad" draw:mime-type="image/png"/></draw:frame></text:p>
            </table:table-cell>
            <table:table-cell table:style-name="Tabela1.A1" office:value-type="string">
              <text:p text:style-name="MP3"><text:span text:style-name="MT1">MINISTÉRIO DA EDUCAÇÃO</text:span><text:span text:style-name="MT1"/></text:p>
              <text:p text:style-name="MP4"><text:span text:style-name="MT1">FUNDAÇÃO UNIVERSIDADE FEDERAL DA GRANDE DOURADOS</text:span><text:span text:style-name="MT1"/></text:p>
              <text:p text:style-name="MP5"><text:span text:style-name="MT1">PRÓ-REITORIA DE GESTÃO DE PESSOAS</text:span><text:span text:style-name="MT1"/></text:p>
            </table:table-cell>
          </table:table-row>
        </table:table>
        <text:p text:style-name="MP6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02T17:17:04.798000000</meta:creation-date>
    <dc:language>pt-BR</dc:language>
    <meta:editing-cycles>3</meta:editing-cycles>
    <meta:editing-duration>PT3M5S</meta:editing-duration>
    <meta:generator>LibreOffice/24.8.6.2$Windows_X86_64 LibreOffice_project/6d98ba145e9a8a39fc57bcc76981d1fb1316c60c</meta:generator>
    <dc:date>2025-06-03T17:26:21.116000000</dc:date>
    <meta:document-statistic meta:table-count="2" meta:image-count="1" meta:object-count="0" meta:page-count="7" meta:paragraph-count="721" meta:word-count="1693" meta:character-count="8458" meta:non-whitespace-character-count="7482"/>
    <meta:user-defined meta:name="AppVersion">15.0000</meta:user-defined>
    <meta:user-defined meta:name="Company">Microsoft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